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c0b3"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3fd0"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f8389"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0d7eb"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59cb5"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0cf1" officeooo:paragraph-rsid="00220cf1"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style>
    <style:style style:name="P16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19725e" style:font-weight-asian="bold" style:font-weight-complex="bold"/>
    </style:style>
    <style:style style:name="T11" style:family="text">
      <style:text-properties fo:language="ru" fo:country="RU" fo:font-weight="bold" officeooo:rsid="001b27f4" style:font-weight-asian="bold" style:font-weight-complex="bold"/>
    </style:style>
    <style:style style:name="T12" style:family="text">
      <style:text-properties fo:language="ru" fo:country="RU" fo:font-weight="bold" officeooo:rsid="001d01d1" style:font-weight-asian="bold" style:font-weight-complex="bold"/>
    </style:style>
    <style:style style:name="T13" style:family="text">
      <style:text-properties fo:language="ru" fo:country="RU" fo:font-weight="bold" officeooo:rsid="00207989" style:font-weight-asian="bold" style:font-weight-complex="bold"/>
    </style:style>
    <style:style style:name="T14" style:family="text">
      <style:text-properties fo:language="ru" fo:country="RU" style:text-underline-style="none"/>
    </style:style>
    <style:style style:name="T15" style:family="text">
      <style:text-properties fo:language="ru" fo:country="RU" officeooo:rsid="0032b633"/>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fo:background-color="transparent" loext:char-shading-value="0" style:font-weight-asian="normal" style:font-weight-complex="normal"/>
    </style:style>
    <style:style style:name="T23" style:family="text">
      <style:text-properties fo:language="en" fo:country="US" fo:background-color="transparent" loext:char-shading-value="0"/>
    </style:style>
    <style:style style:name="T24" style:family="text">
      <style:text-properties fo:language="en" fo:country="US" officeooo:rsid="00359cb5"/>
    </style:style>
    <style:style style:name="T25" style:family="text">
      <style:text-properties fo:color="#ff3333" fo:background-color="transparent" loext:char-shading-value="0"/>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style:text-underline-style="none" style:font-style-asian="normal" style:font-style-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font-style="italic" style:font-style-asian="italic" style:font-style-complex="italic"/>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style:use-window-font-color="true" fo:font-weight="normal" style:font-weight-asian="normal" style:font-weight-complex="normal"/>
    </style:style>
    <style:style style:name="T55" style:family="text">
      <style:text-properties style:use-window-font-color="true" fo:font-size="12pt" fo:language="en" fo:country="US" fo:font-style="normal" style:font-size-asian="12pt" style:font-style-asian="normal" style:font-size-complex="12pt" style:font-style-complex="normal"/>
    </style:style>
    <style:style style:name="T56" style:family="text">
      <style:text-properties style:use-window-font-color="true" fo:font-size="12pt" fo:language="en" fo:country="US" style:font-size-asian="12pt" style:font-size-complex="12pt"/>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language="fr" fo:country="FR"/>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style:font-style-asian="normal" style:font-style-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style:text-line-through-style="solid" style:text-line-through-type="single"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officeooo:rsid="00359cb5"/>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font-size="14pt" fo:language="en" fo:country="US" fo:font-weight="bold" style:font-size-asian="14pt" style:font-weight-asian="bold" style:font-size-complex="14pt" style:font-weight-complex="bold"/>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9pt" style:font-size-asian="9pt" style:font-size-complex="9pt"/>
    </style:style>
    <style:style style:name="T81" style:family="text">
      <style:text-properties fo:font-size="12pt" style:font-size-asian="12pt" style:font-size-complex="12pt"/>
    </style:style>
    <style:style style:name="T82" style:family="text">
      <style:text-properties fo:font-size="10pt" style:font-size-asian="10pt" style:font-size-complex="10pt"/>
    </style:style>
    <style:style style:name="T83" style:family="text">
      <style:text-properties fo:font-size="8pt" style:font-size-asian="8pt" style:font-size-complex="8pt"/>
    </style:style>
    <style:style style:name="T84" style:family="text">
      <style:text-properties officeooo:rsid="0017c0b3"/>
    </style:style>
    <style:style style:name="T85" style:family="text">
      <style:text-properties officeooo:rsid="00192bad"/>
    </style:style>
    <style:style style:name="T86" style:family="text">
      <style:text-properties officeooo:rsid="0019725e"/>
    </style:style>
    <style:style style:name="T87" style:family="text">
      <style:text-properties officeooo:rsid="001b27f4"/>
    </style:style>
    <style:style style:name="T88" style:family="text">
      <style:text-properties officeooo:rsid="001d4f60"/>
    </style:style>
    <style:style style:name="T89" style:family="text">
      <style:text-properties officeooo:rsid="001e8ffe"/>
    </style:style>
    <style:style style:name="T90" style:family="text">
      <style:text-properties officeooo:rsid="001f6b44"/>
    </style:style>
    <style:style style:name="T91" style:family="text">
      <style:text-properties officeooo:rsid="0023c869"/>
    </style:style>
    <style:style style:name="T92" style:family="text">
      <style:text-properties officeooo:rsid="00253fd0"/>
    </style:style>
    <style:style style:name="T93" style:family="text">
      <style:text-properties officeooo:rsid="00272213"/>
    </style:style>
    <style:style style:name="T94" style:family="text">
      <style:text-properties officeooo:rsid="002769ea"/>
    </style:style>
    <style:style style:name="T95" style:family="text">
      <style:text-properties officeooo:rsid="002b02b4"/>
    </style:style>
    <style:style style:name="T96" style:family="text">
      <style:text-properties officeooo:rsid="002d48a7"/>
    </style:style>
    <style:style style:name="T97" style:family="text">
      <style:text-properties officeooo:rsid="002f8389"/>
    </style:style>
    <style:style style:name="T98" style:family="text">
      <style:text-properties officeooo:rsid="0030d7eb"/>
    </style:style>
    <style:style style:name="T99" style:family="text">
      <style:text-properties officeooo:rsid="003117fe"/>
    </style:style>
    <style:style style:name="T100" style:family="text">
      <style:text-properties officeooo:rsid="00323452"/>
    </style:style>
    <style:style style:name="T101" style:family="text">
      <style:text-properties officeooo:rsid="0032b633"/>
    </style:style>
    <style:style style:name="T102" style:family="text">
      <style:text-properties officeooo:rsid="0033a8cd"/>
    </style:style>
    <style:style style:name="T103" style:family="text">
      <style:text-properties officeooo:rsid="00359c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53"/>
      <text:h text:style-name="P16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6">–</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3">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6">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6">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6">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6">– Нэш, к</text:span>ак называется наш проект?</text:p>
      <text:p text:style-name="P78"><text:span text:style-name="T8">– </text:span><text:span text:style-name="T64">Дайсон.</text:span></text:p>
      <text:p text:style-name="P78"><text:span text:style-name="T8">– </text:span><text:span text:style-name="T64">Сколько тебе лет?</text:span></text:p>
      <text:p text:style-name="P78"><text:span text:style-name="T8">– </text:span><text:span text:style-name="T64">Два года с начала запуска кластера.</text:span></text:p>
      <text:p text:style-name="P78"><text:soft-page-break/><text:span text:style-name="T8">– </text:span><text:span text:style-name="T64">Какой сейчас год?</text:span></text:p>
      <text:p text:style-name="P78"><text:span text:style-name="T8">– </text:span><text:span text:style-name="T54">20</text:span><text:span text:style-name="T40">19</text:span><text:span text:style-name="T64">-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0">incompatible interface Analytics v.0.93 beta</text:span>”</text:p>
      <text:p text:style-name="P32">Ага, уже теплее.</text:p>
      <text:p text:style-name="P32"/>
      <text:p text:style-name="P78"><text:span text:style-name="T8">– Нэш</text:span><text:span text:style-name="T64">,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6">–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6">–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6">.</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6">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3">тридцатичетырёх</text:span><text:span text:style-name="T32">этажного </text:span><text:span text:style-name="T33">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3">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2">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32"> </text:span><text:span text:style-name="T33">Юджина</text:span><text:span text:style-name="T1">,</text:span> <text:span text:style-name="T33">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7">А у нас получается… </text:span><text:span text:style-name="T2">–</text:span><text:span text:style-name="T5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2">Тридцать чет</text:span><text:span text:style-name="T33">ыре</text:span><text:span text:style-name="T32">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30"/>
      <text:p text:style-name="P1"><text:span text:style-name="T37">Сознание рестартовало после того, как я гребанулся </text:span><text:span text:style-name="T57">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7">ткрыл глаза, тщётно пытаясь вдохнуть. Образ, </text:span><text:span text:style-name="T2">который я </text:span><text:span text:style-name="T57">пару мгновений назад </text:span><text:span text:style-name="T2">видел на фоне </text:span><text:span text:style-name="T57">звёзд, теперь сфокусировался прямо у моего носа. Точёная голова с резко очерчеными скулами в ореоле </text:span><text:soft-page-break/><text:span text:style-name="T57">живого переливающегося сияния, огромные глаза на треть морды, </text:span><text:span text:style-name="T2">грациозные</text:span><text:span text:style-name="T57"> настороженные уши, нежный розов</text:span><text:span text:style-name="T2">атый</text:span><text:span text:style-name="T57"> нос, венчающая голову </text:span><text:span text:style-name="T2">высокая тиара</text:span><text:span text:style-name="T57">. И приковывающая к себе внимание звёздочка, та самая магическая искорка </text:span><text:span text:style-name="T23">—</text:span><text:span text:style-name="T57">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6">–</text:span> Она очнулась. Хвала небу, нам это удалось!</text:p>
      <text:p text:style-name="P32"/>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 <text:s/>Да и не должно быть — это же не ЛСД какой-нибудь</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3">…</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2">роводник</text:span>??? А?!! <text:span text:style-name="T1">А-ха-ха-ха-ха-ха-ха</text:span>! <text:span text:style-name="T16">–</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6">!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6">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2">верх</text:span>…</text:p>
      <text:p text:style-name="P3">– Сестра, ты идёшь? – выглянула в зал Луна.</text:p>
      <text:p text:style-name="P3"/>
      <text:p text:style-name="P3">Тут м<text:span text:style-name="T16">еня, </text:span>наконец,<text:span text:style-name="T16">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2">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6">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32">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2">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2">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32">,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6">–</text:span> Уфф! Выкарабкались. Почти без потерь, <text:span text:style-name="T16">–</text:span> заметил Дискорд, осматривая крыло. <text:span text:style-name="T16">–</text:span> Могло быть и хуже.</text:p>
      <text:p text:style-name="P3"><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6">–</text:span> ТЫ!!! ТЫ!..</text:p>
      <text:p text:style-name="P3"><text:span text:style-name="T16">–</text:span> Да, я!!! <text:span text:style-name="T16">–</text:span> Дискорд подбоченился и с вызовом посмотрел на разъярённую аликорницу. <text:span text:style-name="T16">–</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3"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6022699935764698274"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6">.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
      <text:p text:style-name="P79"><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30">Новости двора: </text:span><text:span text:style-name="T9">состояние </text:span><text:span text:style-name="T30">здоровь</text:span><text:span text:style-name="T9">я</text:span><text:span text:style-name="T30">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0">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0">В Додж-Сити продолжаются исчезновения пони. Шериф подал в отставку…</text:span>”. “<text:span text:style-name="T30">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6">Ну, понятно, в элитном придворцовом квартале, который представляет из себя </text:span><text:span text:style-name="T1">верхний город</text:span><text:span text:style-name="T16">,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6">Как раз </text:span><text:span text:style-name="T1">на мосту, </text:span><text:span text:style-name="T16">на спуске в нижний </text:span><text:span text:style-name="T1">город, </text:span><text:span text:style-name="T16">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9">Подобно олуху из дешёвой комедии, я припустил со всех ног за монеткой и в долгой погоне <text:span text:style-name="T16">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2">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2">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2">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6">Магдалена Фрискай-Каррус, </text:span><text:span text:style-name="T3">2088</text:span><text:span text:style-name="T51"> – </text:span><text:span text:style-name="T38">2135</text:span><text:span text:style-name="T51"> A.C.</text:span><text:span text:style-name="T33">»</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6">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примеру, заклинание начального предела: “Ярету пхонг руул квами”, <text:span text:style-name="T1">—</text:span> что означает: “Переместить<text:span text:style-name="T32">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Клянусь, дорогая, это в прошлом! И</text:span>,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6">За прошедшие дни я уже привык и к магии, и к разумным эквиноподобным и даже </text:span><text:span text:style-name="T1">к деревянным дирижаблям</text:span><text:span text:style-name="T16">.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6">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6">–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7">–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6">– </text:span>Не забывай, человек, я — могущественный маг и правитель Эквестрии. Ко мне нужно относиться с должным уважением!</text:p>
      <text:p text:style-name="P48"><text:span text:style-name="T16">– </text:span>А то что? Превратишь в жабу? Сошлёшь на луну? Убьёшь нахер?</text:p>
      <text:p text:style-name="P48">Аликорница сникла. Уши её опустились.</text:p>
      <text:p text:style-name="P48"><text:span text:style-name="T16">– Анонимус</text:span>, ну зачем так… Ты же знаешь, я этого не сделаю.</text:p>
      <text:p text:style-name="P48"><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36"/>
      <text:p text:style-name="P48"><text:span text:style-name="T16">Аликорница уселась н</text:span>а пол <text:span text:style-name="T16">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6">– Лады! Вот видишь, со мной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36"/>
      <text:p text:style-name="P49">***</text:p>
      <text:p text:style-name="P49"/>
      <text:p text:style-name="P48"><text:span text:style-name="T16">Л</text:span>ампа<text:span text:style-name="T16"> отбрасывал</text:span>а<text:span text:style-name="T16"> мягкие тени на стену библиотеки. Селестия, расположи</text:span>вшись<text:span text:style-name="T16"> лёжа у моего кресл</text:span>а,<text:span text:style-name="T16">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6">– </text:span>Вот, читай отсюда, <text:span text:style-name="T16">–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7">Прижав </text:span>уши к голове, <text:span text:style-name="T67">она дала</text:span> задний ход <text:span text:style-name="T67">и </text:span>выкарабкалась обратно. Окинув библиотеку отчаянным взглядом, <text:span text:style-name="T67">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82">и-и-и</text:span>-<text:span text:style-name="T83">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5">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0">Тумбочка…</text:span> Листок… <text:span text:style-name="T80">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1">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1">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6">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6">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0">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0">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7">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7">любви</text:span> начинаешь понимать только тогда, когда <text:span text:style-name="T67">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3"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7">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6">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6">–</text:span> Постой, не торопись,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6">–</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6">–</text:span> Эмм… Они… м-м-м… не больны… в некотором смысле… <text:span text:style-name="T16">–</text:span> гонец изо всех сил ковырял копытом п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6">—</text:span> в возможности летать. Добровольно отказаться от полётов для него <text:span text:style-name="T16">—</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4">—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4">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6">—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6">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4">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6">— и втайне немного завидовала этому</text:span>. Ах, если б только сестра умела управляться со своими эмоциями так же, как с магией <text:span text:style-name="T16">—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6">—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6">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6">—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6">10</text:span>. (40*<text:span text:style-name="T16">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6">— оставить тебе напутствие.</text:span></text:p>
      <text:p text:style-name="P42"/>
      <text:p text:style-name="P59"><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text:span></text:p>
      <text:p text:style-name="P42">Брось. </text:p>
      <text:p text:style-name="P59"><text:span text:style-name="T16">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В этом его слабость <text:span text:style-name="T16">— </text:span>он может меняться и в плохую сторону. От тебя зависит, в какую.</text:p>
      <text:p text:style-name="P59"/>
      <text:p text:style-name="P59">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8">—</text:span> чудесная страна, пони <text:span text:style-name="T18">— </text:span><text:span text:style-name="T16">прекрасные создания, хоть и малость не от мира сего! Чисто, культурно, вежливо. Дворецкий </text:span><text:span text:style-name="T18">—</text:span><text:span text:style-name="T16"> скопидом, конечно, но это работа у него такая. </text:span>Блин, м<text:span text:style-name="T16">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Анонимус.</text:p>
      <text:p text:style-name="P1">Я захлопнул трактат<text:span text:style-name="T16">.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6">–</text:span> Уже иду. Где я могу её найти?</text:p>
      <text:p text:style-name="P1"><text:span text:style-name="T16">–</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7">– Не слишком далеко отсюда. Два дня пути на дирижабле </text:span><text:span text:style-name="T43">— и приют для престарелых минотавров </text:span><text:span text:style-name="T55">“</text:span><text:span text:style-name="T56">Поле Кровожадной Брани</text:span><text:span text:style-name="T55">”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60">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3">—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7">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4">жаровни</text:span><text:span text:style-name="T43"> и фонтанчик</text:span><text:span text:style-name="T34">а</text:span><text:span text:style-name="T43">.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6">—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6">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6">.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6">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6">От которой они первые </text:span>и сбежали<text:span text:style-name="T16">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6">— </text:span>не давать им окрепнуть настолько, чтобы они могли посеять смуту.</text:p>
      <text:p text:style-name="P48"/>
      <text:p text:style-name="P48">Огонь в камине разгорелся. <text:span text:style-name="T16">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6">— </text:span>фантазировать на эротические темы с фантастическим уклоном, и совсем другое <text:span text:style-name="T16">—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6">–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6">–</text:span> Иногда хочется забыться, <text:span text:style-name="T16">–</text:span> перехватила мой взгляд аликорница, <text:span text:style-name="T16">–</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6">–</text:span> А <text:span text:style-name="T1">водку</text:span> у вас принято пить?</text:p>
      <text:p text:style-name="P34"><text:span text:style-name="T16">–</text:span> Некоторые употребляют. Но правительница Эквестрии, пьющая кальвадос <text:span text:style-name="T1">—</text:span> это уже черезчур, <text:span text:style-name="T16">–</text:span> Селестия засмеялась.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36"/>
      <text:p text:style-name="P48"><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6">– Я несказанно рада, что, наконец-то, могу назвать тебя своим ближайшим другом, </text:span>– мурлыкнула Селестия. – <text:span text:style-name="T16">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6">– Это ты называешь </text:span>«<text:span text:style-name="T16">дружбой</text:span>»<text:span text:style-name="T16">? – с </text:span>улыбкой хмыкнул<text:span text:style-name="T16"> я. – </text:span>Мне нравится твоё чувство юмора.</text:p>
      <text:p text:style-name="P48">Аликорница в недоумении взглянула на меня.</text:p>
      <text:p text:style-name="P48"><text:span text:style-name="T16">–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6">– </text:span>Нет, что ты, Сел, не мели ерунды! Я всем доволен, я просто в восторге. Мне вообще кажется, что я попал в рай, прямо в храм любви,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поняла моих чувств к тебе. Я <text:span text:style-name="T16">—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4">«</text:span>сказочной обезьяне из Вечнодикого леса<text:span text:style-name="T34">»</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3">– </text:span><text:span text:style-name="T34">Говорят, в Додж-сити почти не осталось жителей. В местном депо перестали обслуживать паровозы из-за нехватки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7">А из Пинто Крик уже месяц нет новостей…</text:span></text:p>
      <text:p text:style-name="P3"><text:span text:style-name="T43">– </text:span><text:span text:style-name="T47">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7">– </text:span>“<text:span text:style-name="T1">Что я могу сделать, чтобы вернуть всё назад?</text:span>”</text:p>
      <text:p text:style-name="P16"><text:span text:style-name="T47">–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7">– </text:span><text:span text:style-name="T34">Что бы это значило, Флёр?</text:span></text:p>
      <text:p text:style-name="P16"><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6">–</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6">–</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6">–</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0">— </text:span><text:span text:style-name="T64">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7">Аликорница</text:span> и так выглядела неважно.</text:p>
      <text:p text:style-name="P36"><text:soft-page-break/></text:p>
      <text:p text:style-name="P36">Поза <text:span text:style-name="T67">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7">и </text:span>у грифонов, <text:span text:style-name="T67">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7">М</text:span>еняет <text:span text:style-name="T67">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6">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7">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32">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60">– </text:span><text:span text:style-name="T4">История Понивилля начинается с того благословенного дня, когда принцесса Селестия подарила семейству Эппл </text:span><text:span text:style-name="T60">— </text:span><text:span text:style-name="T4">тогда, правда, это ещё были Смиты </text:span><text:span text:style-name="T60">—</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60">—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3">–</text:span><text:span text:style-name="T34">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3">Я </text:span><text:span text:style-name="T34">присел на лавочку</text:span><text:span text:style-name="T43">. </text:span><text:span text:style-name="T34">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0">отнюдь не рекомендация</text:span><text:span text:style-name="T64">...</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4">– Ну что же…</text:span><text:span text:style-name="T43"> Почту за честь работать </text:span><text:span text:style-name="T34">под твоим руководством, Анон</text:span><text:span text:style-name="T43">. Погоди немного, я </text:span><text:span text:style-name="T34">приведу себя в порядок</text:span><text:span text:style-name="T43"> и расскажу тебе, насколько далеко смогла продвинуться. Быть может… </text:span><text:span text:style-name="T34">–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7">«…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text:span>А<text:span text:style-name="T16"> что, если…”</text:span></text:p>
      <text:p text:style-name="P48"><text:span text:style-name="T16">–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text:span>ещё<text:span text:style-name="T16">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4">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6">— максимум двух пони, </text:span>после чего мне придётся восстанавливаться несколько месяцев<text:span text:style-name="T16">. С вами же я связана в круг Элементов Гармонии, что позволит мне вызвать магический резонанс и вовлечь в </text:span>«Прозрение» вас всех<text:span text:style-name="T16">.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6">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40">”</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0">ведь </text:span><text:span text:style-name="T46">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32">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2"> </text:span><text:span text:style-name="T41">Видения этих городов</text:span><text:span text:style-name="T52"> дрожали, <text:s/>пересекались </text:span><text:span text:style-name="T41">и постоянно множились</text:span><text:span text:style-name="T52">.</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6">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20">—</text:span><text:span text:style-name="T21"> </text:span><text:span text:style-name="T64">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6">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34">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6">—</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6">чёрный экран?</text:span></text:p>
      <text:p text:style-name="P44"/>
      <text:p text:style-name="P49">***</text:p>
      <text:p text:style-name="P48"/>
      <text:p text:style-name="P59">Дата: 12.04.<text:span text:style-name="T16">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6">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32"> с использованием </text:span><text:span text:style-name="T33">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1">—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1">— </text:span>эта дрянь таки жрёт пони!</text:p>
      <text:p text:style-name="P59">Похоже, Большое Откровение <text:span text:style-name="T21">—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60">—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text:span><text:soft-page-break/><text:span text:style-name="T16">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7">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6">Солнечный лучик настойчиво пробивался сквозь плотно сомкнутые веки. Ветерок </text:span><text:span text:style-name="T1">щекотал уши и шуршал</text:span><text:span text:style-name="T16"> </text:span><text:span text:style-name="T1">занавесками открытого окна</text:span><text:span text:style-name="T16">. Я раскрыл глаза, в который раз наслаждаясь ясной головой </text:span><text:span text:style-name="T43">—</text:span><text:span text:style-name="T16"> роскошью, недоступной мне за </text:span><text:span text:style-name="T1">годы</text:span><text:span text:style-name="T16">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6">заклинание П</text:span>розрения<text:span text:style-name="T16">.</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6">—</text:span> струя воды сметёт весь песок и может облить всех рядом присутствующих.</text:p>
      <text:p text:style-name="P48">– Правильно! – единорожка кивнула. – А ускоритель <text:span text:style-name="T16">—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Я всего лишь единорог, не то, что некоторые!</text:span><text:span text:style-name="T43"> </text:span><text:span text:style-name="T34">Мощнее ускорителя только магия аликорнов и Элементов Гармонии. Если бы я была…</text:span><text:span text:style-name="T16">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text:span text:style-name="T1">Анон</text:span>.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43">– Я </text:span><text:span text:style-name="T47">всегда буду оставаться в тени, </text:span><text:span text:style-name="T43">– </text:span><text:span text:style-name="T47">хлюпала книгоежка. </text:span><text:span text:style-name="T43">–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6">– </text:span>Ты?!</text:p>
      <text:p text:style-name="P99"><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6">–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6">– </text:span>Не скажу. Заклинания Стар Свирла Бородатого если срабатывают, то без ошибок.</text:p>
      <text:p text:style-name="P48"><text:span text:style-name="T16">– Если </text:span>только <text:span text:style-name="T16">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6">–</text:span> <text:span text:style-name="T1">Эмм. </text:span>Что он имел ввиду?</text:p>
      <text:p text:style-name="P34"><text:span text:style-name="T16">–</text:span> Ну, <text:span text:style-name="T16">–</text:span> Твайлайт смутилась, <text:span text:style-name="T16">–</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0"> </text:span><text:span text:style-name="T14">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6">–</text:span> <text:span text:style-name="T1">е</text:span>динорожка опустила голову.</text:p>
      <text:p text:style-name="P34"><text:span text:style-name="T16">–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6">–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6">– </text:span><text:span text:style-name="T1">Нет. И заводить не собираюсь!</text:span></text:p>
      <text:p text:style-name="P34"><text:span text:style-name="T16">– </text:span><text:span text:style-name="T1">Упс! Эмм… А друзья?</text:span></text:p>
      <text:p text:style-name="P34"><text:span text:style-name="T16">–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6">–</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6">–</text:span> Всё в порядке, Твайлайт.<text:span text:style-name="T16"> </text:span><text:span text:style-name="T1">Как бы то ни было,</text:span> <text:span text:style-name="T1">я готов рискнуть. Зекора сказала, что Великое Откровение мне не повредит, </text:span><text:span text:style-name="T33">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3">—</text:span><text:span text:style-name="T1"> к счастью, силы заклинания не хватило. Для того, чтобы я смог подойти вплотную</text:span><text:span text:style-name="T34">,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3">—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4">«кстати, это идея…»</text:span></text:p>
      <text:p text:style-name="P48"/>
      <text:p text:style-name="P1"><text:span text:style-name="T16">–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6">– </text:span><text:span text:style-name="T1">Ерунда! Там стоит запрет только для пони. На приматах Луна экспериментировать не запрещала</text:span><text:span text:style-name="T34">.</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30">Чужестранец-примат разбил сердце нашей обожаемой Селестии! Двор в отчаянии </text:span><text:span text:style-name="T20">—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6">– </text:span>Привет, Эй-Джей! У тебя проблемы?</text:p>
      <text:p text:style-name="P48"><text:span text:style-name="T16">– </text:span>Привет, сахарок, <text:span text:style-name="T16">– </text:span>озабоченно поприветствовала меня фермерша. <text:span text:style-name="T16">–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6">– </text:span>А ты, Большой Мак, вместо того, ш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6">–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6">–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6">–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6">–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6">–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6">–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6">–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64">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64">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6">– </text:span>Свободно? <text:span text:style-name="T16">– </text:span>спросил я у пони, сидящей за столиком.</text:p>
      <text:p text:style-name="P48"><text:span text:style-name="T16">– </text:span>Да-да, конечно, <text:span text:style-name="T16">–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6">– </text:span>Пирог с грибами, яишницу и чизкейк,<text:span text:style-name="T16"> – </text:span>сообщил я подошедшей официантке.</text:p>
      <text:p text:style-name="P48"><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ак подушка, к тому же.</text:p>
      <text:p text:style-name="P48"><text:span text:style-name="T16">– </text:span>И салат «по-кантерлотски», <text:span text:style-name="T16">–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6">– </text:span>Вы, наверное, ждёте кого-то?</text:p>
      <text:p text:style-name="P50"><text:span text:style-name="T16">– </text:span>Неа.</text:p>
      <text:p text:style-name="P50"><text:span text:style-name="T16">– </text:span>Просто обедаете?</text:p>
      <text:p text:style-name="P50"><text:span text:style-name="T16">– </text:span>Неа.</text:p>
      <text:p text:style-name="P50"><text:span text:style-name="T16">– </text:span>Просто сидите и мрачно смотрите на меня?</text:p>
      <text:p text:style-name="P50"><text:span text:style-name="T16">– </text:span>Неа.</text:p>
      <text:p text:style-name="P50"/>
      <text:p text:style-name="P50">Хм, а эта пони не из разговорчивых.</text:p>
      <text:p text:style-name="P50"/>
      <text:p text:style-name="P50"><text:span text:style-name="T16">– </text:span>А что же вы делаете?</text:p>
      <text:p text:style-name="P50"><text:span text:style-name="T16">– </text:span>Веселюсь, <text:span text:style-name="T16">– </text:span>мрачно заявила пони.</text:p>
      <text:p text:style-name="P50"><text:span text:style-name="T16">–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6">–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6">– </text:span>Мы с вами раньше встречались?</text:p>
      <text:p text:style-name="P50"><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6">–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6">– </text:span>Оставь, Салвер.<text:span text:style-name="T16"> </text:span>Ему за счёт заведения.</text:p>
      <text:p text:style-name="P48"><text:span text:style-name="T16">– </text:span>Ясно, мисс Пинки, <text:span text:style-name="T16">– </text:span>официантка кивнула и ушла.</text:p>
      <text:p text:style-name="P48"><text:span text:style-name="T16">– Ч</text:span>его-о-о?<text:span text:style-name="T16"> </text:span>Так это твой бар?</text:p>
      <text:p text:style-name="P48"><text:span text:style-name="T16">– </text:span>Агась, <text:span text:style-name="T16">– </text:span>поняха развела копыт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6">– </text:span>Тихо-тихо, <text:span text:style-name="T16">– </text:span>я оглянулся на посетителей. Поняху определённо надо было успокоить: шёпот Пинки, наверное, был слышен даже на улице. <text:span text:style-name="T16">– </text:span>Не вспоминай опять. Давай лучше выпьем на брудершафт. За знакомство.</text:p>
      <text:p text:style-name="P48"><text:span text:style-name="T16">– </text:span>Агась! <text:span text:style-name="T16">– согласно </text:span>кивнула пони, придвигая ко мне бутылку. <text:span text:style-name="T16">–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6">– </text:span>У меня есть идея получше. <text:span text:style-name="T16">– </text:span>на свет показалась фляга Большого Макинтоша.</text:p>
      <text:p text:style-name="P48"><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6">– </text:span>Починил телегу. Только молчок про самогон, раз уж ты в курсе, <text:span text:style-name="T16">– </text:span>я разлил сидр по чашкам.</text:p>
      <text:p text:style-name="P48"><text:span text:style-name="T16">– </text:span>Да ты что?! Чтоб я раз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6">–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6">– У </text:span>тебя такая смешная мордочка! <text:span text:style-name="T16">– </text:span>захихикали Пинки, покачиваясь. <text:span text:style-name="T16">– </text:span>Как будто ты <text:span text:style-name="T64">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6">– </text:span>Эмм… Скажи-ка мне, мой друг П-п-пинки… Легенда про фаэри <text:span text:style-name="T21">— </text:span><text:span text:style-name="T64">эт правда?</text:span></text:p>
      <text:p text:style-name="P48"><text:span text:style-name="T21">– </text:span><text:span text:style-name="T64">Какая из? Их много, вообще-то. Ик!</text:span></text:p>
      <text:p text:style-name="P48"><text:span text:style-name="T21">– </text:span><text:span text:style-name="T64">Про принцесс. Про то, что они фаэри, спустившиеся с неба во плоти, чтоб помогать пони управлять Эквестрией?</text:span></text:p>
      <text:p text:style-name="P48"><text:span text:style-name="T21">– Н</text:span><text:span text:style-name="T64">он-нон, </text:span><text:span text:style-name="T21">– </text:span><text:span text:style-name="T64">захихикала Пинки, взъерошив копытами розовые кудряшки и попытавшись соорудить из них бороду, </text:span><text:span text:style-name="T21">–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21">–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1">– </text:span><text:span text:style-name="T64">Ты что-о-о! Нельзя любить фаэри! Она похитит твоё сердце, и ты будешь искать её, пока не… </text:span><text:span text:style-name="T21">– </text:span><text:span text:style-name="T64">Пинки погрузилась мордочкой в так и не съеденный салат «по-кантерлотски» и захрапела.</text:span></text:p>
      <text:p text:style-name="P48"><text:span text:style-name="T21">– </text:span><text:span text:style-name="T64">Пока не умру?</text:span></text:p>
      <text:p text:style-name="P48"><text:span text:style-name="T21">– </text:span><text:span text:style-name="T64">Нет, глупенький, </text:span><text:span text:style-name="T21">– </text:span><text:span text:style-name="T64">пробулькала Пинки из миски. </text:span><text:span text:style-name="T21">– </text:span><text:span text:style-name="T64">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6">–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6">– </text:span>Судя по тому, как ты стремительно сбежал не попрощавшись, у тебя от меня проблемы, <text:span text:style-name="T16">– </text:span>заметила с укором кобылка. <text:span text:style-name="T16">– </text:span>Странно, мы, вроде, только сегодня познакомились.</text:p>
      <text:p text:style-name="P51"><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1"><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1"><text:span text:style-name="T16">–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6">– </text:span>Сто-о-ой! <text:span text:style-name="T16">– </text:span>заорал я. <text:span text:style-name="T16">– </text:span>Выпрыгивай из бочки!!!</text:p>
      <text:p text:style-name="P51">Кобылка-пилот улыбнулась и постукала копытцем по шлему, показывая, что не слышит меня.</text:p>
      <text:p text:style-name="P51"><text:span text:style-name="T16">– </text:span>Выпрыгива-а-а… <text:span text:style-name="T16">–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6">– </text:span>Э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6">– </text:span>Смотри, вот те и ответ на вопрос, куда деваются пони!</text:p>
      <text:p text:style-name="P51"><text:span text:style-name="T16">– </text:span>Где? <text:span text:style-name="T16">– </text:span>единорожка начала оглядываться.</text:p>
      <text:p text:style-name="P51"><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1"><text:span text:style-name="T16">– </text:span>И что? Я всё равно не пойму, куда деваются пони? И куда пропала Скуталу?</text:p>
      <text:p text:style-name="P51"><text:span text:style-name="T16">– Я </text:span>их ем, <text:span text:style-name="T16">– </text:span>зверски ухмыльнувшись, сообщил я кобылкам. <text:span text:style-name="T16">–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6">—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6">— </text:span>ключ к решению проблем Эквестрии.</text:p>
      <text:p text:style-name="P61"/>
      <text:p text:style-name="P61">Очень хочу надеяться, что остальная часть дневника описывает<text:span text:style-name="T16">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6">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6">P.S. Н</text:span>е гневите мироздание воровством! <text:span text:style-name="T30">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6">–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6">–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 написать солнцем «<text:span text:style-name="T16">х#й</text:span>» на небе, чем заставить пони-чинушу поступиться хотя бы запятой в должностных инструкциях!</text:p>
      <text:p text:style-name="P51"/>
      <text:p text:style-name="P51"><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1"><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6">– </text:span>Это неправильно! <text:span text:style-name="T16">– </text:span>заявила Рэйнбоу Дэш, отвернувшись от окна.</text:p>
      <text:p text:style-name="P51"><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1"><text:span text:style-name="T16">– </text:span>Да я не про то! <text:span text:style-name="T16">– </text:span>отмахнулась пегаска. <text:span text:style-name="T16">– </text:span>Посмотри на поле.</text:p>
      <text:p text:style-name="P51"><text:span text:style-name="T16">– </text:span>И что? Поле как поле.</text:p>
      <text:p text:style-name="P51"><text:span text:style-name="T16">– </text:span>Оно не убрано, <text:span text:style-name="T16">– </text:span>мрачно ответила пегаска. <text:span text:style-name="T16">–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6">– </text:span>У самого посёлка поля убраны. Наверняка дойдёт дело и до остальных.</text:p>
      <text:p text:style-name="P51"><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6">– </text:span>Спасибо, но от плюшек у меня фланки округляются.</text:p>
      <text:p text:style-name="P51"><text:span text:style-name="T16">– </text:span>Да ладно тебе, Дэш! От одной не округлятся.</text:p>
      <text:p text:style-name="P51"><text:span text:style-name="T16">– </text:span>От одной —<text:span text:style-name="T16"> </text:span>нет. Но я же на одной не остановлюсь, <text:span text:style-name="T16">– п</text:span>егаска взяла карту и нахмурилась. <text:span text:style-name="T16">–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6"> </text:span>Как будто…</text:p>
      <text:p text:style-name="P51"><text:span text:style-name="T16">–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6">–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6">–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6">– </text:span>Леди и джентльпони! Просьба не паниковать! Поезд дальше не идёт: впереди провал! <text:span text:style-name="T16">– </text:span>крикнул проводник.</text:p>
      <text:p text:style-name="P51"><text:span text:style-name="T16">– </text:span>Какой ещё, в дышло, провал? Я проезжал тут два дня назад!</text:p>
      <text:p text:style-name="P51"><text:span text:style-name="T16">– </text:span>Безобразие! Верните мне деньги за билет!</text:p>
      <text:p text:style-name="P51"><text:span text:style-name="T16">– </text:span>Как вы смеете! Я опоздаю в порт! Вы будете платить неустойку! <text:s/><text:span text:style-name="T16">–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6">– </text:span>Эта дыра фиг знает на сколько длится! <text:span text:style-name="T16">– </text:span>заявила Дэш, выныривая из темноты. <text:span text:style-name="T16">–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6">– </text:span>Дэш, нам надо на ту сторону.</text:p>
      <text:p text:style-name="P51">Пегаска развела копытами.</text:p>
      <text:p text:style-name="P51"><text:span text:style-name="T16">– </text:span>Нет проблем. Я могу тебя перенести.</text:p>
      <text:p text:style-name="P51">Я с сомнением посмотрел на пегаску. Дэш в холке была мне по пояс.</text:p>
      <text:p text:style-name="P51"><text:span text:style-name="T16">–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1"/>
      <text:p text:style-name="P51">Чёрт.</text:p>
      <text:p text:style-name="P51"/>
      <text:p text:style-name="P51"><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6">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6">– </text:span>Ты как, в порядке? Анон? <text:span text:style-name="T16">– п</text:span>егаска озабоченно потрогала меня за плечо. <text:span text:style-name="T16">–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6">–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1"/>
      <text:p text:style-name="P51"><text:span text:style-name="T16">– </text:span>Удостоверение личности предъявлять? <text:span text:style-name="T16">– </text:span>осведомился я.</text:p>
      <text:p text:style-name="P51"><text:span text:style-name="T16">– </text:span>Ч-ч-человек А-а-анонимус? <text:span text:style-name="T16">–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6">– </text:span>Будешь смеяться, но именно этим он и занят. Вызывает полицию по телефону, <text:span text:style-name="T16">– </text:span>сообщила пегаска.</text:p>
      <text:p text:style-name="P51"><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6">– </text:span>Оп-па! <text:span text:style-name="T16">– </text:span>пегаска оторвала ухо от двери. <text:span text:style-name="T16">–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6">– </text:span>Сколько у нас времени?</text:p>
      <text:p text:style-name="P51"/>
      <text:p text:style-name="P51">Дэш почесала в затылке.</text:p>
      <text:p text:style-name="P51"><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6">–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6">–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6">– “</text:span>Портативный магоэнергетический ускоритель «<text:span text:style-name="T20">Psyntel Rari2+ DDR</text:span>»,<text:span text:style-name="T16"> </text:span>демо-прототип<text:span text:style-name="T16">”, – </text:span>прочитал я на бирке. <text:span text:style-name="T16">– </text:span>Оно!</text:p>
      <text:p text:style-name="P51"/>
      <text:p text:style-name="P51">Снаружи послышался вой сирены и цокот множества копыт.</text:p>
      <text:p text:style-name="P51"><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6">– </text:span>Это твои двадцать минут? <text:span text:style-name="T16">– </text:span>возмутился я. <text:span text:style-name="T16">– </text:span>Да ещё и десяти не прошло!</text:p>
      <text:p text:style-name="P51">Дэш вымучено развела копытами.</text:p>
      <text:p text:style-name="P51"/>
      <text:p text:style-name="P51"><text:span text:style-name="T16">– Человек</text:span> Анонимус, здание окружено! Мы знаем, что ты внутри! Выходи добровольно, или будешь взят силой! <text:span text:style-name="T16">–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6">–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6">– </text:span>Ну уж фигушки. Я тебя тут не оставлю.</text:p>
      <text:p text:style-name="P51"><text:soft-page-break/><text:span text:style-name="T16">– </text:span>Дэш! <text:span text:style-name="T16">– </text:span>взмолился я. <text:span text:style-name="T16">–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6">– Н</text:span>е тупи! <text:span text:style-name="T16">– </text:span>упрямо мотнула головой пегаска. <text:span text:style-name="T16">–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6">– </text:span>Быстро за мной! <text:span text:style-name="T16">–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6">– Ю-</text:span>хууу<text:span text:style-name="T16">!!!</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6">–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6">–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6">– </text:span>Ты чего на меня так уставился? <text:span text:style-name="T16">– </text:span>подозрительно спросила пегаска.</text:p>
      <text:p text:style-name="P51"><text:span text:style-name="T16">– </text:span>Да так… Не ожидал, что ты такая…</text:p>
      <text:p text:style-name="P51"><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6">– </text:span>Ну, теперь действуй! — я положил рубины в кошелёк, повесил его пегаске на шею и вдруг, сам для себя неожиданно, обнял её худенькое тело. <text:span text:style-name="T16">–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6">– </text:span>Ты! Не! По! Нял! Те! Бе! Не! Льзя! Тут! Ос! Та! ВАТЬСЯ!!! <text:span text:style-name="T16">–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6">–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6">–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6">–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6">–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6">– </text:span>А это у нас кто? Гм-м. Пегаска. Вот так раз! Рэйнбоу Дэш! Какими судьбами?</text:p>
      <text:p text:style-name="P51"><text:span text:style-name="T16">– </text:span>ТРИКСИ! <text:span text:style-name="T16">– <text:s/></text:span>фейсхуфнула Дэш. <text:span text:style-name="T16">– </text:span>Во имя Селестии, ЧТО ты тут делаешь?!!</text:p>
      <text:p text:style-name="P51"><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6">–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1"><text:span text:style-name="T16">– </text:span>Трикси! Не смей! У нас мегаважное задание! Нам нужно вернуться в Понивилль во что бы то ни стало! <text:span text:style-name="T16">– </text:span>пегаска извивалась изо всех сил, пытаясь выбраться из магического захвата.</text:p>
      <text:p text:style-name="P51"><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6">– </text:span>Ей ведь нельзя рассказывать, да?</text:p>
      <text:p text:style-name="P51"><text:span text:style-name="T16">– </text:span>Нельзя, <text:span text:style-name="T16">– </text:span>подтвердил я. <text:span text:style-name="T16">–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6">–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6">– </text:span>ОГО!</text:p>
      <text:p text:style-name="P51">Единорожка аж села на крыльцо от удивления.</text:p>
      <text:p text:style-name="P51"/>
      <text:p text:style-name="P51"><text:span text:style-name="T16">–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6">– Т</text:span>ут Великая и Могучая Трикси впервые даёт представление в Кантерлоте, <text:span text:style-name="T16">– </text:span>отвлеклась от раздумий единорожка. <text:span text:style-name="T16">– </text:span>А вот тут мы успешно демонстрируем наш самый первый фокус!</text:p>
      <text:p text:style-name="P51"><text:span text:style-name="T16">– </text:span>А это, <text:span text:style-name="T16">– </text:span>оживилась единорожка, <text:span text:style-name="T16">–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6">– </text:span>Как бы то ни было, <text:span text:style-name="T16">– </text:span>единорожка смерила меня взглядом, <text:span text:style-name="T16">–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6">– </text:span>Не пойдёт! <text:span text:style-name="T16">– </text:span>заявил я. <text:span text:style-name="T16">– </text:span>Я уже сказал, это тайна. Мне добавить нечего.</text:p>
      <text:p text:style-name="P51"><text:span text:style-name="T16">– </text:span>Да неужели? <text:span text:style-name="T16">– </text:span>захлопала ресницами Трикси. <text:span text:style-name="T16">–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6">– </text:span>Трикси знала, что мы договоримся, <text:span text:style-name="T16">– </text:span>улыбнулась единорожка.</text:p>
      <text:p text:style-name="P51"/>
      <text:p text:style-name="P51">…</text:p>
      <text:p text:style-name="P38"><text:soft-page-break/></text:p>
      <text:p text:style-name="P51"><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Трикси, куда исчезла принцесса Селестия!</text:p>
      <text:p text:style-name="P51"><text:span text:style-name="T16">– </text:span>Так вот почему я не могла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6">–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30">Исчезновение дневной главы диархии: Эквестрия в панике!</text:span>» (статья двухдневной давности).</text:p>
      <text:p text:style-name="P51">«<text:span text:style-name="T30">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30">Да отстаньте же вы от меня! Он сказал, что ест пони, но я этого НЕ ВИДЕЛА!!!</text:span>»).</text:p>
      <text:p text:style-name="P51">«<text:span text:style-name="T30">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0">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6">– </text:span>Прикинь, а? <text:span text:style-name="T16">– </text:span>участливо ткнулась в меня носом Дэш. <text:span text:style-name="T16">– </text:span>Над моими приколами тоже одна я и смеюсь. У<text:span text:style-name="T16">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6">–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6">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30">Добро пожаловать в Груммингтон! Вам здесь рады!</text:span></text:p>
      <text:p text:style-name="P51"><text:span text:style-name="T30">Население города </text:span><text:span text:style-name="T66">302 пони</text:span><text:span text:style-name="T30">.</text:span></text:p>
      <text:p text:style-name="P51"><text:span text:style-name="T66">250 пони</text:span><text:span text:style-name="T30">.</text:span></text:p>
      <text:p text:style-name="P51"><text:span text:style-name="T66">125 поней</text:span><text:span text:style-name="T30">.</text:span></text:p>
      <text:p text:style-name="P51"><text:span text:style-name="T30">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Анон. </text:span><text:span text:style-name="T26">Дружба </text:span><text:span text:style-name="T39">—</text:span><text:span text:style-name="T26"> </text:span><text:span text:style-name="T3">э</text:span><text:span text:style-name="T26">то, </text:span><text:span text:style-name="T68">так её </text:span><text:span text:style-name="T3">разэтак</text:span><text:span text:style-name="T68">,</text:span><text:span text:style-name="T26"> магия!</text:span></text:p>
      <text:p text:style-name="P150"/>
      <text:p text:style-name="Standard"><text:span text:style-name="T26">P.S. Мне тебя не хватает. Сильно.</text:span><text:span text:style-name="T60">»</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6">37 пни</text:span></text:p>
      <text:p text:style-name="P70">24пн</text:p>
      <text:p text:style-name="P70">15</text:p>
      <text:p text:style-name="P51"><text:span text:style-name="T30">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text:soft-page-break/>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30">Добро пожаловать в Груммингтон! Вам здесь рады!</text:span></text:p>
      <text:p text:style-name="P51"><text:span text:style-name="T30">Население города </text:span><text:span text:style-name="T66">302 пони</text:span><text:span text:style-name="T30">.</text:span></text:p>
      <text:p text:style-name="P51"><text:span text:style-name="T66">250 пони</text:span><text:span text:style-name="T30">.</text:span></text:p>
      <text:p text:style-name="P51"><text:span text:style-name="T66">125 поней</text:span><text:span text:style-name="T30">.</text:span></text:p>
      <text:p text:style-name="P51"><text:span text:style-name="T30">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1">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7">».</text:span> «<text:span text:style-name="T30">Нехватка пегасов-погодников: указ принцессы Луны разрешает набор в погодные команды пегасов с аттестацией по ускоренному курсу</text:span>». «<text:span text:style-name="T30">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30">Криминальный мир: опасный преступник, примат «анонимус», всё ещё на свободе! Награда за поимку возросла до двадцати тысяч!!!</text:span>». «<text:span text:style-name="T30">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7">И товары</text:span> вовсе<text:span text:style-name="T67"> не </text:span>бесплатные<text:span text:style-name="T67">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6">–</text:span> А какой у тебя там был образ жизни?</text:p>
      <text:p text:style-name="P51"><text:span text:style-name="T16">–</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6">–</text:span> Лягать-колотить! Ты сидел в тюрьме? За что тебя посадили?</text:p>
      <text:p text:style-name="P51"><text:span text:style-name="T16">–</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6">–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6">делать крюк</text:span> в сто миль?! Да это ж ещё неделю ходьбы! У нас картошки осталось на день твоими стараниями<text:span text:style-name="T16">!</text:span></text:p>
      <text:p text:style-name="P39"/>
      <text:p text:style-name="P53">Пегаска <text:span text:style-name="T16">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7"> мне</text:span> удалось замазать самые большие щели. За тестовый<text:span text:style-name="T67"> </text:span>получасовый заплыв<text:span text:style-name="T67">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6">,</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7">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но <text:span text:style-name="T67">любили друг друга! И у них </text:span>был<text:span text:style-name="T67"> </text:span>офигенный <text:span text:style-name="T67">секс! </text:span>И это было офигенно круто!<text:span text:style-name="T67"> </text:span>А ты… Ты <text:span text:style-name="T16">—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6">«</text:span>обстоятельство непреодолимой силы<text:span text:style-name="T36">»</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6">– </text:span>Выф-выф-вуф! <text:span text:style-name="T16">– </text:span>возразил я.</text:p>
      <text:p text:style-name="P53"/>
      <text:p text:style-name="P53"><text:soft-page-break/>Отпихнув от лица живот пегаски и выплюнув шерсть, я продолжил.</text:p>
      <text:p text:style-name="P53"><text:span text:style-name="T16">–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6">– </text:span>Бе-бе-бе! <text:span text:style-name="T16">– </text:span>устало передразнила меня Дэш. <text:span text:style-name="T16">– А</text:span>нон! Я <text:span text:style-name="T16">— </text:span>плохая пони, потому что хотела получить то, что мне не принадлежит. Но какой же ты всё-таки глупый! Пойми, смертные <text:span text:style-name="T16">— </text:span>игрушки в копытах вечных. Любимые и оберегае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6">– </text:span>Дэш, я знаю. Просто не могу о ней забыть.</text:p>
      <text:p text:style-name="P53"/>
      <text:p text:style-name="P53">Пегаска тяжело поднялась.</text:p>
      <text:p text:style-name="P53"><text:span text:style-name="T16">– </text:span>Везёт же некоторым, <text:span text:style-name="T16">– </text:span>пробормотала она, раскрывая крылья для просушки.</text:p>
      <text:p text:style-name="P53"/>
      <text:p text:style-name="P53">…</text:p>
      <text:p text:style-name="P53"/>
      <text:p text:style-name="P53"><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6">– </text:span>Это остатки былой славы. Мой институтский рекорд <text:span text:style-name="T16">—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5">– А</text:span><text:span text:style-name="T36">нон, ты весь дрожишь! Тебе надо просушить шерсть. </text:span>Снимай-ка одежду! <text:span text:style-name="T16">–</text:span> <text:span text:style-name="T1">с</text:span>командовала <text:span text:style-name="T1">вдруг</text:span> Дэш.</text:p>
      <text:p text:style-name="P1"><text:span text:style-name="T16">–</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6">–</text:span> Куда это ты спрятался? <text:span text:style-name="T16">–</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oft-page-break/><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text:span text:style-name="T1">исповедываться</text:span>,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А под конец сорвать штаны и…” <text:span text:style-name="T16">–</text:span> вот я и хочу знать, что “и”?</text:p>
      <text:p text:style-name="P1"/>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6">–</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9">. </text:span><text:span text:style-name="T33">Я не могу навязать тебе чувств…</text:span><text:span text:style-name="T29"> </text:span><text:span text:style-name="T33">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6">–</text:span> Дэш, ты… ?</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6">– </text:span><text:span text:style-name="T1">Я не умею. Неумеха, </text:span><text:span text:style-name="T16">–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32">Ещё мгновение </text:span><text:span text:style-name="T33">—</text:span><text:span text:style-name="T32">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6">– </text:span>Хорошо, пусть это будет моей фантазией. А ты правда принимаешь меня?</text:p>
      <text:p text:style-name="P3"><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text:span text:style-name="T1">эмм</text:span>…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6">–</text:span> Я чувствую тебя, <text:span text:style-name="T16">–</text:span> промурлыкала Дэш. <text:span text:style-name="T16">–</text:span> Видишь, это совсем не страшно, что я кобылк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6">–</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6">–</text:span> …чтобы поднять в воздух вес своего тела и ещё примерно такой же. Это мне Твайлайт сказала…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6">–</text:span> <text:span text:style-name="T1">Анон</text:span>, не издевайся, <text:span text:style-name="T16">–</text:span> пегаска нервно хихикнула и вдруг стала нежно, кончиками губ, жевать мочку моего уха. <text:span text:style-name="T16">–</text:span> Я не-мо-гу <text:span text:style-name="T1">ду-мать</text:span> в та-ком… <text:span text:style-name="T1">м-м-м…</text:span>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6">–</text:span> Про меня таки забыли. Отлично.</text:p>
      <text:p text:style-name="P53"><text:span text:style-name="T16">–</text:span> Не уверена, <text:span text:style-name="T16">–</text:span> <text:s/>Дэш почесала затылок. <text:span text:style-name="T16">–</text:span> Там на столбах повсюду висят объявления. За твою голову предлагают пятьдесят тысяч.</text:p>
      <text:p text:style-name="P53"><text:span text:style-name="T16">–</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6">– </text:span>Твайлайт, привет! Мы вернулись! <text:span text:style-name="T16">–</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6">– К</text:span>АКОГО ХУЯ?!! Твайлайт, ёб твою пони-мать, ты чего творишь? <text:span text:style-name="T16">– </text:span>я вцепился в ручку двери.</text:p>
      <text:p text:style-name="P53"><text:span text:style-name="T16">– </text:span>Твайли, ты чего? <text:span text:style-name="T16">– </text:span>брыкалась Дэш. <text:span text:style-name="T16">– </text:span>Немедленно опусти меня на пол!</text:p>
      <text:p text:style-name="P53"><text:span text:style-name="T16">– </text:span>Извини, Дэши, <text:span text:style-name="T16">– </text:span>скороговоркой бормотала лавандовая единорожка, нервно хихикая, <text:span text:style-name="T16">–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6">– </text:span>Не беспокойся, Анон-с-вероятностью-пятьдесят-процентов, больно не будет. Не должно быть, во всяком случае, <text:span text:style-name="T16">– </text:span>единорожка суетилась, закрепляя мои руки и ноги в браслетах. <text:span text:style-name="T16">–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6">–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span text:style-name="T16">-</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6">– </text:span>Твайлайт, не смей! <text:span text:style-name="T16">– </text:span>хриплым от ужаса голосом прошептал я. <text:span text:style-name="T16">– </text:span>Я тебе потом сниться буду!</text:p>
      <text:p text:style-name="P53"><text:span text:style-name="T16">–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6">–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6">– О</text:span>у! <text:span text:style-name="T67">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6">– </text:span>Хрен-то тебе зачем? <text:span text:style-name="T16">– </text:span>с бессильной злостью спросил я. <text:span text:style-name="T16">– </text:span><text:span text:style-name="T67">Т</text:span>ы собираешься устроить филиал порнхаба для пони-извращенцев?</text:p>
      <text:p text:style-name="P53"><text:span text:style-name="T16">–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6">–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6">– </text:span>А если попроще?</text:p>
      <text:p text:style-name="P53"><text:span text:style-name="T16">– </text:span>Если ты — клон, то превратишься в исходные десять-пятнадцать килограммов песка. Как и все предыдущие, хи-хи,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53"><text:span text:style-name="T16">–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6">–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6">–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6">–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6">– </text:span>Никогда, слышишь, никогда больше не смей подымать меня…</text:p>
      <text:p text:style-name="P53"><text:span text:style-name="T16">– </text:span>Откуда я знала, что магический резонанс так среагирует на…</text:p>
      <text:p text:style-name="P53"/>
      <text:p text:style-name="P53"><text:span text:style-name="T16">– А</text:span>нон? <text:span text:style-name="T16">– </text:span>пегаска заметила, что я открыл глаза. <text:span text:style-name="T16">– </text:span>Ты в порядке?</text:p>
      <text:p text:style-name="P53">Я издал нечто среднее между брачным рёвом лося и стоном умирающего слона.</text:p>
      <text:p text:style-name="P53"/>
      <text:p text:style-name="P53"><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6">–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6">– Н</text:span>е умничай, сахарок! Што ты имеешь ввиду под «крупной энергомагической вспышкой»? <text:span text:style-name="T16">– </text:span>почесала в затылке Эпплджек. <text:span text:style-name="T16">– </text:span>Нам хватит ведра воды, штоб её потушить?</text:p>
      <text:p text:style-name="P53"><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6">– </text:span>Ты хорошо подумала? <text:span text:style-name="T16">– в</text:span>торила ей Рэйнбоу Дэш. <text:span text:style-name="T16">– </text:span>В Эквестрии десятки таких городов, как Понивилль! Мы не можем махнуть на них крылом!</text:p>
      <text:p text:style-name="P53"><text:span text:style-name="T16">– </text:span>Тебе-то на Понивилль точно махать! <text:span text:style-name="T16">– </text:span>огрызнулась фермерша. <text:span text:style-name="T16">– Т</text:span>вой дом, поди, не зацепит!</text:p>
      <text:p text:style-name="P53"><text:span text:style-name="T16">– </text:span>Что ты сказала? А ну, повтори?! <text:span text:style-name="T16">– </text:span>взвилась пегаска.</text:p>
      <text:p text:style-name="P53"><text:span text:style-name="T16">– </text:span>Не ссорьтесь, девчонки, <text:span text:style-name="T16">– </text:span>встрял я. <text:span text:style-name="T16">– </text:span>Ничем рисковать не придётся. У меня есть другой вариант. Я ещё в Фетлоке о нём вспомнил.</text:p>
      <text:p text:style-name="P53"/>
      <text:p text:style-name="P53"><text:span text:style-name="T16">– </text:span>Ась?</text:p>
      <text:p text:style-name="P53"><text:span text:style-name="T16">– </text:span>Что?</text:p>
      <text:p text:style-name="P53"><text:span text:style-name="T16">– </text:span>Какой? <text:span text:style-name="T16">– </text:span>разом <text:span text:style-name="T16">о</text:span>бернулась ко мне компания.</text:p>
      <text:p text:style-name="P53"/>
      <text:p text:style-name="P53"><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53"><text:span text:style-name="T16">–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6">– Л</text:span>ягать! <text:span text:style-name="T16">– </text:span>сморщилась Эпплджек. <text:span text:style-name="T16">– </text:span>У меня после ожерелья Честности в башке гудит, што после маковского сидра!</text:p>
      <text:p text:style-name="P53"><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6">– </text:span>Рэр, иногда лучше жевать, чем говорить. Вот честно!</text:p>
      <text:p text:style-name="P53"><text:span text:style-name="T16">– </text:span>Как пожелаешь! Анон,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6">– </text:span>Они лежали в нагрудном кармане рубашки.</text:p>
      <text:p text:style-name="P53"/>
      <text:p text:style-name="P53">Твайлайт отвлеклась от доски.</text:p>
      <text:p text:style-name="P53"><text:span text:style-name="T16">–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6">– </text:span>Вот, прибрался малёхо. Но с потолка сажу ещё не успел отчистить, там стремянка нужна.</text:p>
      <text:p text:style-name="P53"><text:soft-page-break/><text:span text:style-name="T16">– </text:span>Спайки-Вайки, не выкидывай одежду, пожалуйста. В ней должны быть рубины.</text:p>
      <text:p text:style-name="P53"><text:span text:style-name="T16">– </text:span>Какие ещё рубины? <text:span text:style-name="T16">– </text:span>переспросил Спайк и зажевал быстрее.</text:p>
      <text:p text:style-name="P53"><text:span text:style-name="T16">–</text:span> Резонаторные! <text:span text:style-name="T16">–</text:span> холодея, ответил я. <text:span text:style-name="T16">– </text:span>В кармане рубашки должны лежать четыре кристалла.</text:p>
      <text:p text:style-name="P53"><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26"/>
      <text:p text:style-name="P53">…</text:p>
      <text:p text:style-name="P53"/>
      <text:p text:style-name="P53"><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6">– К</text:span>акой-то неправильный у Нон-нона смех! <text:span text:style-name="T16">– </text:span>голос Пинки был еле слышен из-под наваленных на меня подушек. <text:span text:style-name="T16">–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6">– Н</text:span>он-нон? Ты сейчас правильный, или нет?</text:p>
      <text:p text:style-name="P53"><text:span text:style-name="T16">– А</text:span>нон, ты как? Тебе уже лучше? <text:span text:style-name="T16">– </text:span>в прямоугольнике появилась голова Рэйнбоу Дэш.</text:p>
      <text:p text:style-name="P53"><text:span text:style-name="T16">– </text:span>Фигурально выражаясь, ты в себе? <text:span text:style-name="T16">– </text:span>вклинилась между ними Твайлайт Спаркл.</text:p>
      <text:p text:style-name="P53"><text:span text:style-name="T16">– </text:span>Столько ругательств на одном дыхании я не слышала даже от бабули, когда она зацепилась за порог амбара и перевернула поднос с пирогами! <text:span text:style-name="T16">–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6">– </text:span>Отпустите. Я уже правильный, <text:span text:style-name="T16">–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53"><text:span text:style-name="T16">– </text:span>Спайк!!! Немедленно… <text:s/>сбегай к Кейкам за выпечкой! Нам всем нужно успокоиться!</text:p>
      <text:p text:style-name="P53"><text:span text:style-name="T16">–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6">– </text:span>Ты точно знаешь, што делаешь? Мне бы не хотелось, чтоб от Понивилля остались одни головешки.</text:p>
      <text:p text:style-name="P53"><text:span text:style-name="T16">– </text:span>Не беспокойся, у меня всё просчитано. Я уверена, я подчёркиваю, я абсолютно уверена в безопасности эксперимента!</text:p>
      <text:p text:style-name="P53"><text:span text:style-name="T16">– </text:span>Ой, што-то мне нехорошо становится, когда ты так говоришь!</text:p>
      <text:p text:style-name="P53"><text:span text:style-name="T16">– М</text:span>не, к-к-кажется, нужно пойти п-п-покормить Энджела… Я, эмм, скоро вернусь…</text:p>
      <text:p text:style-name="P53"><text:span text:style-name="T16">– </text:span>Флатти, мы же договаривались! Это абсолютно, я подчёркиваю, абсолютно безопасно!</text:p>
      <text:p text:style-name="P53"><text:span text:style-name="T16">– </text:span>Т-т-ты и в прошлый раз так же г-г-говорила… Я… Я не могу… Я просто не могу…</text:p>
      <text:p text:style-name="P53"><text:span text:style-name="T16">– </text:span>Флатти!</text:p>
      <text:p text:style-name="P53"><text:span text:style-name="T16">–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6">– </text:span>НЕТ! Я… Я согласна! Только, эмм, завяжите мне глаза, пожалуйста…</text:p>
      <text:p text:style-name="P53"><text:span text:style-name="T16">–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6">–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153">Ветер швыряет мне в лицо тучу пыли и мелкого мусора. Шар перекати-поля в компании со сломанной корзинкой и стаканчиком из-под кофе исчезает в <text:span text:style-name="T84">П</text:span>ровале. «Добро пожаловать в Понивилль» — вещает покосившийся столбик на краю пропасти. <text:span text:style-name="T84">П</text:span>окрытая трещинами равнина простирается от края и до края. Справа её однообразие ломает пик кантерлотской скалы.</text:p>
      <text:p text:style-name="P153"/>
      <text:p text:style-name="P53">Я вглядываюсь в далёкую вершину.</text:p>
      <text:p text:style-name="P53"/>
      <text:p text:style-name="P153"><text:span text:style-name="T84">С</text:span>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153">Я наклоняюсь и протягиваю к ней руку.</text:p>
      <text:p text:style-name="P53"/>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text:span text:style-name="T85">Провал разделяет Кантерлот на две неравных части.</text:span> Огрызок дворца — башня Луны — одиноко высится на другом краю <text:span text:style-name="T86">пропасти</text:span>. <text:s/>Пульсирующие <text:span text:style-name="T85">нити</text:span> света <text:span text:style-name="T85">опутывают</text:span> мир из её вершины. Через <text:span text:style-name="T85">П</text:span>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text:span><text:span text:style-name="T10">Её Высочество, </text:span><text:span text:style-name="T9">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text:span><text:span text:style-name="T12">деградации</text:span><text:span text:style-name="T9">: </text:span><text:span text:style-name="T11">груммингтонское пятно магической деградации </text:span><text:span text:style-name="T9">ожидаемо сомкнул</text:span><text:span text:style-name="T11">о</text:span><text:span text:style-name="T9">сь с </text:span><text:span text:style-name="T11">пятном</text:span><text:span text:style-name="T9"> у Додж Сити. Отказавшимся от эвакуации пони грозит </text:span><text:span text:style-name="T13">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3"><text:span text:style-name="T67"/></text:p>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и захлопываю двери на балкон.</text:p>
      <text:p text:style-name="P53"><text:span text:style-name="T16">– </text:span>А-а-а, ты всё-таки пришёл… <text:span text:style-name="T16">– </text:span>шелестит скрипучий голос за моей спиной.</text:p>
      <text:p text:style-name="P53"/>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
      <text:p text:style-name="P53"><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158">Смех скелета похож на кашель.</text:p>
      <text:p text:style-name="P158"/>
      <text:p text:style-name="P53"><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6">– </text:span>ТЫ НИЧЕГО НЕ УЗНАЕШЬ!!! <text:span text:style-name="T91">ТЫ НИЧЕГО НЕ СМОЖЕШЬ!!!</text:span></text:p>
      <text:p text:style-name="P53"><text:soft-page-break/></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156"><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156">Первую попытку Мы с Сел и Твайлайт провалили. <text:span text:style-name="T97">Неправильно выбрали место…</text:span> <text:span text:style-name="T97">Но нам нужна магия больше жизни, мы развоплощаемся без неё</text:span>… <text:span text:style-name="T97">И вот мы собираем оставшиеся силы, прорываемся в развалины нашего Дома и творим заклинание во второй раз. И «Последний Шанс»</text:span> вместо сверхаликорна приз<text:span text:style-name="T97">ы</text:span>ва<text:span text:style-name="T97">ет</text:span> шута из гротескного обезьяньего мирка!.. <text:span text:style-name="T98">О, Мы ценим тонкий юмор и наверняка смеялись бы до упаду по возвращению в Кантерлот, не потеряй Мы тогда Кимеринна!</text:span></text:p>
      <text:p text:style-name="P155">Доволен? Вот что ты узнал своим экспериментом! Твайлайт зря старалась…</text:p>
      <text:p text:style-name="P154"/>
      <text:p text:style-name="P53">Луна <text:span text:style-name="T92">снова </text:span>закашливается едким смехом и отпивает из вазы, стоящей на полу рядом с матрацем. <text:span text:style-name="T92">На кромке вазы остаётся кровавый след.</text:span></text:p>
      <text:p text:style-name="P53"><text:span text:style-name="T16"/></text:p>
      <text:p text:style-name="P53"><text:span text:style-name="T16">– </text:span>Открой балкон<text:span text:style-name="T92">ные двери, примат</text:span>. Мы призвали Найтмэр, чтобы подольше продержаться. Этой сучке из племени <text:span text:style-name="T93">В</text:span>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text:span text:style-name="T94">П</text:span>ровале у башни. <text:span text:style-name="T99">Далеко в равнине с</text:span> глухим рокотом проваливается в пропасть <text:span text:style-name="T99">участок земли</text:span>, со всех сторон окаймлённый <text:span text:style-name="T94">разломами</text:span>.</text:p>
      <text:p text:style-name="P53"/>
      <text:p text:style-name="P53"><text:span text:style-name="T16">–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6">–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6">–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 <text:span text:style-name="T95">Умирать не хочется даже во сне!</text:span></text:p>
      <text:p text:style-name="P53"/>
      <text:p text:style-name="P53"><text:span text:style-name="T16">– </text:span>Призвав тебя сюда, мы потратили последние силы. Которыми можно было поддерживать Эквестрию ещё долгие годы!</text:p>
      <text:p text:style-name="P53">Шаг назад.</text:p>
      <text:p text:style-name="P53"/>
      <text:p text:style-name="P53"><text:span text:style-name="T16">– </text:span>Кимеринн погиб, чтобы ты жил!</text:p>
      <text:p text:style-name="P53">Шаг назад.</text:p>
      <text:p text:style-name="P53"/>
      <text:p text:style-name="P53"><text:soft-page-break/><text:span text:style-name="T16">– </text:span>Се<text:span text:style-name="T96">стра</text:span> <text:span text:style-name="T96">утратила магию</text:span> и развоплотилась из-за тебя!</text:p>
      <text:p text:style-name="P53">Шаг назад.</text:p>
      <text:p text:style-name="P53"/>
      <text:p text:style-name="P53"><text:span text:style-name="T16">– </text:span>С<text:span text:style-name="T100">к</text:span>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Магический разряд пронзает грудь <text:span text:style-name="T100">паутиной</text:span>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text:span text:style-name="T101">вдоль</text:span>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53"/>
      <text:p text:style-name="P68">Я <text:span text:style-name="T1">продолжаю движение</text:span>. <text:span text:style-name="T101">Вот я п</text:span><text:span text:style-name="T1">рохожу </text:span><text:span text:style-name="T15">границу</text:span><text:span text:style-name="T1">, </text:span><text:span text:style-name="T15">у</text:span><text:span text:style-name="T1"> которо</text:span><text:span text:style-name="T15">й</text:span><text:span text:style-name="T1"> исчезла единорожка.</text:span> В ушах возникает звон<text:span text:style-name="T1">.</text:span></text:p>
      <text:p text:style-name="P68"><text:span text:style-name="T1"/></text:p>
      <text:p text:style-name="P53">Ближе.</text:p>
      <text:p text:style-name="P53"/>
      <text:p text:style-name="P53"><text:span text:style-name="T101">Т</text:span>ело ощуща<text:span text:style-name="T101">ет</text:span>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text:span text:style-name="T101">от одежды </text:span>отдаются в ушах гулким скрежетом. Звук дыхания и биение сердца создают отчётливый объёмный фон.</text:p>
      <text:p text:style-name="P53"/>
      <text:p text:style-name="P53">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text:soft-page-break/>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6">– </text:span>Ты ведь вернёшься в Эквестрию? Не говори им, что увидел там! <text:span text:style-name="T16">– </text:span>жеребёнок машет в сторону экрана. Её голос слышится глухо, как через подушку. <text:span text:style-name="T16">–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6">–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text:span></text:p>
      <text:p text:style-name="P26"><text:span text:style-name="T32"/></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text:span text:style-name="T102">Великое </text:span>Откровение сковывает печалью моё сердце, мне становится трудно дышать. Картинка плывёт у меня перед глазами. Я успеваю заметить <text:span text:style-name="T102">в</text:span>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6">–</text:span> А<text:span text:style-name="T1">нон?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text:span text:style-name="T103">в</text:span>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1"><text:span text:style-name="T36"/></text:p>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pan text:style-name="T16">– </text:span>Ну што? Увидел што-нибудь, сахарок?</text:p>
      <text:p text:style-name="P53">Пони уставились на меня с надеждой.</text:p>
      <text:p text:style-name="P53"/>
      <text:p text:style-name="P53"><text:span text:style-name="T16">– </text:span>Да.</text:p>
      <text:p text:style-name="P53">Откровение давило на психику как тонна кирпичей. Я не знал, что им сказать. Я не мог.</text:p>
      <text:p text:style-name="P53"><text:soft-page-break/></text:p>
      <text:p text:style-name="P53"><text:span text:style-name="T16">– П</text:span>ревосходно!</text:p>
      <text:p text:style-name="P53"><text:span text:style-name="T16">– </text:span>Это просто супер-дупер-здоровски-потрясно!</text:p>
      <text:p text:style-name="P53"><text:span text:style-name="T16">– </text:span>Йей!</text:p>
      <text:p text:style-name="P53"><text:span text:style-name="T16">– </text:span>Ю-ху!</text:p>
      <text:p text:style-name="P53"><text:span text:style-name="T16">– О</text:span>фигенно! Мы победили! Анон, ты молодец!</text:p>
      <text:p text:style-name="P53"><text:span text:style-name="T16">–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6">– </text:span>Эмм? И что же ты увидел? <text:span text:style-name="T16">– </text:span>не выдержала Твайлайт.</text:p>
      <text:p text:style-name="P53"><text:span text:style-name="T16">–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6">– </text:span>Да ладно! Кончай прикалываться, Анон, мы же ждём! Шутка зачлась!</text:p>
      <text:p text:style-name="P53"><text:span text:style-name="T16">– </text:span>Не могу!!!</text:p>
      <text:p text:style-name="P53"/>
      <text:p text:style-name="P53">…</text:p>
      <text:p text:style-name="P53"/>
      <text:p text:style-name="P53">Молчание прервала Эпплджек.</text:p>
      <text:p text:style-name="P53"><text:span text:style-name="T16">–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6">– Анон</text:span>, ты чего? <text:span text:style-name="T16">– </text:span>прошептала она. <text:span text:style-name="T16">–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text:span text:style-name="T103">з</text:span>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6">– </text:span>Конски яблоки! Вот это поворот! А мне так хотелось узнать, што за нечисть тут орудует!</text:p>
      <text:p text:style-name="P53"><text:span text:style-name="T16">–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157"><text:span text:style-name="T16">–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text:span text:style-name="T103">Я — за! </text:span>Это было бы лю-бо-пыт-но!</text:p>
      <text:p text:style-name="P53"><text:span text:style-name="T16">– </text:span>Рэр, отвали!</text:p>
      <text:p text:style-name="P53"><text:span text:style-name="T16">– </text:span>Оу, какие страсти! Ладно-ладно, не сердись, дорогая, не мешаю!</text:p>
      <text:p text:style-name="P53"><text:soft-page-break/><text:span text:style-name="T16">–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6">–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53"><text:span text:style-name="T16">– </text:span>Ага, вот! Нашла! Анон прав! В «Заклинании Последнего Шанса» есть такое! <text:span text:style-name="T16">– </text:span>единорожка принялась зачитывать отрывок.</text:p>
      <text:p text:style-name="P53"/>
      <text:p text:style-name="P53">…</text:p>
      <text:p text:style-name="P53">«<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8">слишком громко думать. И сообщить способ спасения — означает его разрушить.</text:span>»</text:p>
      <text:p text:style-name="P53">…</text:p>
      <text:p text:style-name="P53"/>
      <text:p text:style-name="P53"><text:span text:style-name="T16">– </text:span>Ты хочешь сказать, если Анон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6">–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157"><text:span text:style-name="T16">– </text:span>Предположим, в коробке заперт кот!</text:p>
      <text:p text:style-name="P157"><text:span text:style-name="T24"/></text:p>
      <text:p text:style-name="P157"><text:span text:style-name="T24">Н</text:span>арисованный кот упирался лапами в крышку коробки, явно пытаясь выбраться.</text:p>
      <text:p text:style-name="P157"/>
      <text:p text:style-name="P53"><text:span text:style-name="T16">– </text:span><text:span text:style-name="T24">Также предположим</text:span><text:span text:style-name="T67">, </text:span><text:span text:style-name="T69">что </text:span><text:span text:style-name="T67">кот бессмертен. Также допустим, что кот з</text:span>аколдован<text:span text:style-name="T67"> </text:span>отложенным <text:span text:style-name="T67">заклятие</text:span>м<text:span text:style-name="T67"> Абсолютного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3"><text:span text:style-name="T16">– </text:span>Бедный котик! <text:span text:style-name="T16">– </text:span>прошептала Флаттершай.</text:p>
      <text:p text:style-name="P53"/>
      <text:p text:style-name="P53">Я насторожился, услышав знакомое <text:span text:style-name="T103">название</text:span>.</text:p>
      <text:p text:style-name="P53"/>
      <text:p text:style-name="P53"><text:span text:style-name="T16">– </text:span>Стой! Откуда тебе известно про заклинание Абсолютного Стирания?</text:p>
      <text:p text:style-name="P53"><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53"><text:span text:style-name="T16">– </text:span>Гм. Ну ладно, продолжай.</text:p>
      <text:p text:style-name="P53"><text:soft-page-break/><text:span text:style-name="T16">– </text:span>Так вот, по условию эксперимента известно, что вероятность того, что кто-то откроет ящик, ненулевая.</text:p>
      <text:p text:style-name="P53"><text:span text:style-name="T16">– </text:span>И что это означает, дорогая? <text:span text:style-name="T16">– </text:span>спросила Рэрити.</text:p>
      <text:p text:style-name="P53"><text:span text:style-name="T16">– </text:span>Это значит, что кто-нибудь когда-нибудь обязательно откроет его.</text:p>
      <text:p text:style-name="P53"><text:span text:style-name="T16">– </text:span>У меня щас башка лопнет! <text:span text:style-name="T16">– </text:span>пожаловалась Дэш. <text:span text:style-name="T16">– </text:span>Так всё-таки, когда этот ляганный ящик откроют?</text:p>
      <text:p text:style-name="P53"><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6">–</text:span> То есть, ты хошь сказать, што мы все — навроде этого кота, а Анон боится открыть ящик? Штоб мы не исчезли окончательно?</text:p>
      <text:p text:style-name="P53"><text:span text:style-name="T16">–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text:span text:style-name="T16">–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text:span text:style-name="T103">исчезнете</text:span>! Как и многие пони до вас. Я просто уверен в этом. <text:span text:style-name="T103">Чёрный Экран сожрёт вас. </text:span>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pan text:style-name="T16">– </text:span>Лягать! <text:span text:style-name="T16">– </text:span>выругалась Дэш. <text:span text:style-name="T16">– </text:span>Значит, наши усилия по доставке резонаторов пошли лесом!</text:p>
      <text:p text:style-name="P53"><text:span text:style-name="T16">–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6">– </text:span>Тихо! Спайк, будь добр, сбегай к Кейкам за выпечкой. Нам надо успокоиться. Анон, хоть про Селестию ты нам можешь рассказать?</text:p>
      <text:p text:style-name="P53"><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53"><text:span text:style-name="T16">– А </text:span>как ты узнал… <text:span text:style-name="T16">– </text:span>начала было единорожка, но её перебил напряжённый голос Спайка.</text:p>
      <text:p text:style-name="P53"><text:soft-page-break/><text:span text:style-name="T16">– </text:span>Твай! <text:span text:style-name="T16">– </text:span>дракончик стоял в дверях спиной к нам. <text:span text:style-name="T16">–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6">–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53">Мы с пегаской застыли в синем левитационном поле и поплыли к Луне.</text:p>
      <text:p text:style-name="P53"><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6">–</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6">–</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6">–</text:span> ДОВОЛЬНО! НАМ НАДОЕЛА ЭТА НЕПОКОРНОСТЬ! ПОЗНАЙ ГНЕВ ПРИНЦЕССЫ НОЧИ!!!</text:p>
      <text:p text:style-name="P53"><text:span text:style-name="T16">–</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oft-page-break/><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53"><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53"><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53"><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6">– О</text:span>хренеть! <text:span text:style-name="T16">– </text:span>чертыхнулся Спайк. <text:span text:style-name="T16">– </text:span><text:s/>Твай, она создаёт сферу стихий!</text:p>
      <text:p text:style-name="P53"><text:span text:style-name="T16">– </text:span>Вижу! <text:span text:style-name="T16">– </text:span>донёсся голос единорожки из-под потолка. <text:span text:style-name="T16">–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6">– </text:span>Погоди. У меня есть вариант получше.</text:p>
      <text:p text:style-name="P53">Я вылез из-под шкафа и попрыгал на одной ноге в центр зала.</text:p>
      <text:p text:style-name="P53"><text:span text:style-name="T16">– </text:span>Стойте! Прекратите! Да остановитесь же!!!</text:p>
      <text:p text:style-name="P53">Аликорница и шестёрка поней уставились на меня.</text:p>
      <text:p text:style-name="P53"><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6">– </text:span>Ты так говоришь,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6">– </text:span>Как ты её назвал? <text:span text:style-name="T16">– </text:span>отвалилась челюсть у аликорницы.</text:p>
      <text:p text:style-name="P53"><text:soft-page-break/><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53"><text:span text:style-name="T16">– </text:span>Что? <text:span text:style-name="T16">–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6">–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6">– </text:span>Что тут случилось? Почему все висят в воздухе? И всё вот это?</text:p>
      <text:p text:style-name="P53">Голос Спайка откуда-то из подвала ответил:</text:p>
      <text:p text:style-name="P53"><text:span text:style-name="T16">– </text:span>Потому что Твайлайт остановила время. В радиусе девяти метров, как мне кажется. Или десяти.</text:p>
      <text:p text:style-name="P53"><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6">–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6">–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6">– </text:span>Эмм, я вам подхожу?</text:p>
      <text:p text:style-name="P53"><text:span text:style-name="T16">– </text:span>КТО ТЫ? ПРЕДСТАВЬСЯ!</text:p>
      <text:p text:style-name="P53"><text:span text:style-name="T16">– </text:span>Эмм, Лира Хартстрингс, единорог. Я не то, чтобы маг, моя специализация — музыка…</text:p>
      <text:p text:style-name="P53"><text:span text:style-name="T16">– </text:span>ГОДИТСЯ! ТЫ ВИДИШЬ ТОЧКУ СИНГУЛЯРНОСТИ?</text:p>
      <text:p text:style-name="P53"><text:span text:style-name="T16">– </text:span>Эмм?</text:p>
      <text:p text:style-name="P53">Голос Спайка пояснил:</text:p>
      <text:p text:style-name="P53"><text:span text:style-name="T16">– </text:span>Вон та тёмная точка над лестницей, у которой вся картинка искривляется.</text:p>
      <text:p text:style-name="P53"><text:span text:style-name="T16">– </text:span>Да! Вижу.</text:p>
      <text:p text:style-name="P53"><text:span text:style-name="T16">– </text:span>ТЕПЕРЬ ЛЕВИТИРУЙ ПРИМАТА В ТОЧКУ СИНГУЛЯРНОСТИ.</text:p>
      <text:p text:style-name="P53"><text:span text:style-name="T16">– </text:span>Чего-о-о?!! <text:span text:style-name="T16">– </text:span>возопило моё малое сознание.</text:p>
      <text:p text:style-name="P53"><text:span text:style-name="T16">– </text:span>Эмм… Зачем? <text:span text:style-name="T16">– вторила мне Лира.</text:span></text:p>
      <text:p text:style-name="P53"><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53"><text:span text:style-name="T16">– </text:span>Вы даёте слово, что человеку не будет причинён вред? <text:span text:style-name="T16">– </text:span>голос Лиры обрёл непривычную твёрдость.</text:p>
      <text:p text:style-name="P53"><text:span text:style-name="T16">– </text:span>КАК ТЫ СМЕЕШЬ СОМНЕВАТЬСЯ В НАС, СВОЕЙ ПРИНЦЕССЕ?</text:p>
      <text:p text:style-name="P53"><text:span text:style-name="T16">– Я </text:span>не сомневаюсь в вас, Ваше Высочество… Потому и требую слова!</text:p>
      <text:p text:style-name="P53"><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6">– </text:span>Ну, блядь, спасибо! <text:span text:style-name="T16">– </text:span>подумал я.</text:p>
      <text:p text:style-name="P53"><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6">–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6">– </text:span>Давай по-порядку. <text:span text:style-name="T16">– о</text:span>становила меня Луна. <text:span text:style-name="T16">–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6">– </text:span>Наш мир покидает магия. Это уже ни для кого не секрет. Всех ждёт один из двух концов. <text:span text:style-name="T89">Некоторые</text:span> дичают — постепенно теря<text:span text:style-name="T87">ю</text:span>т разум и станов<text:span text:style-name="T87">я</text:span>тся неотличим<text:span text:style-name="T87">ы</text:span> от животного. Леса на западе от Филлидельфии полны диких пони — там находится крупнейш<text:span text:style-name="T87">ее</text:span> <text:span text:style-name="T87">пятно магической деградации</text:span>. Но большинство просто исчеза<text:span text:style-name="T88">е</text:span>т без следа, утратив всю магию. По некоторым оценкам, за последние два года Эквестрия лишилась <text:span text:style-name="T87">десятой</text:span>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6">– Ч</text:span>то? Остатки магии? <text:span text:style-name="T16">–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6">– </text:span>Теперь ты понимаешь, почему Мы виним тебя в развоплощении сестры?</text:p>
      <text:p text:style-name="P53"><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53">Луна пристально взглянула на меня и понимающе склонила голову.</text:p>
      <text:p text:style-name="P53"><text:span text:style-name="T16">– </text:span>Мы знаем, иногда так бывает. Продолжай.</text:p>
      <text:p text:style-name="P53"><text:span text:style-name="T16">–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6">– </text:span>Да, помним.</text:p>
      <text:p text:style-name="P53"><text:soft-page-break/><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6">–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6">– </text:span>Нечто вроде. Они точно не погибают, я это видел. Просто переносятся туда и превращаются в людей. <text:span text:style-name="T90">Исчезновение</text:span> — не значит смерть.</text:p>
      <text:p text:style-name="P53">Единорожка успокаивающе произнесла:</text:p>
      <text:p text:style-name="P53"><text:span text:style-name="T16">–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6">– </text:span>Ты что-то недоговариваешь. <text:span text:style-name="T16">– </text:span>шепнула Лу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6">–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6">–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53">Луна сморщила нос при этих словах, но всё же кивнула.</text:p>
      <text:p text:style-name="P53"><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6">– </text:span>Я приглашу их. Они не откажутся.</text:p>
      <text:p text:style-name="P53"><text:span text:style-name="T16">– </text:span>Что ж, ещё одной проблемой меньше. Теперь нужно решить, как найти Сел. Кто-то должен отправиться за ней.</text:p>
      <text:p text:style-name="P53"><text:soft-page-break/><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53"><text:span text:style-name="T16">– </text:span>А если…</text:p>
      <text:p text:style-name="P53"><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6">– </text:span>Остаётся ещё одна проблема. <text:span text:style-name="T16">– </text:span>тихо сказала тёмная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53"><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6">– </text:span>Почему же ты не смогла найти меня с его помощью?</text:p>
      <text:p text:style-name="P53">Аликорница смутилась.</text:p>
      <text:p text:style-name="P53"><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53"><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то, что было у тебя с Сел.</text:p>
      <text:p text:style-name="P53"><text:soft-page-break/>Я присмотрелся к ночной принцессе с подозрением. Что она знает о нас с Селестией?</text:p>
      <text:p text:style-name="P53"><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53"><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53"><text:span text:style-name="T16">– </text:span>А также совместить приятное с полезным. <text:span text:style-name="T16">– </text:span>не удержался я от подколки.</text:p>
      <text:p text:style-name="P48">Луна бросила на меня тяжёлый взгляд.</text:p>
      <text:p text:style-name="P51"><text:span text:style-name="T23">–</text:span> Вот это вряд ли! Сестра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2">–</text:span> Тогда зачем она..?</text:p>
      <text:p text:style-name="P48"><text:span text:style-name="T22">–</text:span> Дала тебе? <text:span text:style-name="T22">–</text:span> цинично завершила мой вопрос Луна. <text:span text:style-name="T22">–</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3">–</text:span> А другие? Они тоже… давали мне потому, что считали меня последним шансом?</text:p>
      <text:p text:style-name="P51">У аликорницы отвалилась челюсть.</text:p>
      <text:p text:style-name="P51"><text:span text:style-name="T23">–</text:span> Другие? Кто ещё?<text:span text:style-name="T16"> </text:span>С кем ещё у тебя были… отношения?</text:p>
      <text:p text:style-name="P48"><text:span text:style-name="T22">–</text:span> С Рэйнбоу Дэш <text:span text:style-name="T22">–</text:span> ответил я несчастным голосом. <text:span text:style-name="T22">–</text:span> И, может быть, с Пинки.</text:p>
      <text:p text:style-name="P48"><text:span text:style-name="T22">–</text:span> А ты живчик. <text:span text:style-name="T22">–</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22">– Что?!! – с недоверием воскликнула Луна. – Сестра никогда не умела лечить. И сейчас не умеет </text:span><text:span text:style-name="T65">—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2">– О небо! Теперь Мы понимаем, почему она так ослабела! Как это в стиле Сестры </text:span><text:span text:style-name="T65">—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2">– Заместительная терапия </text:span><text:span text:style-name="T6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text:soft-page-break/>Луна вздохнула и повернулась ко мне.</text:p>
      <text:p text:style-name="P48"><text:span text:style-name="T22">–</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2">–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6">– Анон</text:span>, ты в порядке? <text:span text:style-name="T16">– </text:span>на балкон заглянула Дэш. <text:span text:style-name="T16">–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6">– </text:span>Спасибо, Дэш. Ты настоящий друг.</text:p>
      <text:p text:style-name="P53"><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6">– </text:span>Если отменить праздник, начнутся волнения. <text:span text:style-name="T16">– </text:span>ответила Луна на мой не 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4"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6">– </text:span>Да што ж такое творится-то! Ни в жисть не поверю, чтоб в Кантерлоте пустые дома были! <text:span text:style-name="T16">– </text:span>заявила Эпплджек. <text:span text:style-name="T16">–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6">– </text:span>Какая жалость, что это всё из-за вампирского мира! <text:span text:style-name="T16">– </text:span>пробормотала Рэрити. <text:span text:style-name="T16">–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6">– Анон</text:span>, ты тут? <text:span text:style-name="T16">–</text:span>Дэш просунула нос в дверь, не дожидаясь отклика. <text:span text:style-name="T16">– </text:span>Ага, вот ты где! Я с тобой!</text:p>
      <text:p text:style-name="P53">Она швырнула перемётные сумки мне на постель и пошла к выходу.</text:p>
      <text:p text:style-name="P53"><text:span text:style-name="T16">– </text:span>Ну, чего застрял? Пошли скорее, а то на хавчик опоздаем! <text:span text:style-name="T16">–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soft-page-break/>…</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6">– </text:span>Располагайтесь. <text:span text:style-name="T16">–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6">–</text:span> всхлипула Дэш.</text:p>
      <text:p text:style-name="P53"><text:span text:style-name="T16">– </text:span>Ну что же вы? Присаживайтесь. <text:span text:style-name="T16">– </text:span>вновь пригласила Луна. <text:span text:style-name="T16">–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text:p>
      <text:p text:style-name="P53"><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митарианец<text:note text:id="ftn17" text:note-class="footnote"><text:note-citation>17</text:note-citation><text:note-body><text:p text:style-name="P145">Митарианец <text:span text:style-name="T57">–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6">–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text:soft-page-break/>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text:soft-page-break/>–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text:soft-page-break/>–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text:soft-page-break/>–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text:soft-page-break/>–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text:soft-page-break/>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супервизору </text:span><text:span text:style-name="T77">&lt;</text:span><text:span text:style-name="T76">Луна</text:span><text:span text:style-name="T77">&gt;</text:span><text:span text:style-name="T76">.</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0">7.76</text:span>», сменившись на «<text:span text:style-name="T30">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text:soft-page-break/>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text:soft-page-break/>Мы завтракали на утёсе. Прямо перед нами маячил хвост «Конкордии». Трёхмильный канат соединял гигантский дирижабль с «Громовержцем»<text:span text:style-name="T16">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0">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text:soft-page-break/>–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0">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text:soft-page-break/></text:p>
      <text:p text:style-name="P48"><text:span text:style-name="T6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5">—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34"><text:span text:style-name="T16">–</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7">трид</text:span><text:span text:style-name="T1">цать лет, если его сменят через </text:span><text:span text:style-name="T67">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6">~~~ </text:span>Человек Анонимус Терранский <text:span text:style-name="T16">~~~</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text:soft-page-break/>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7">– военное подразделение в 100 солдат</text:span></text:p></text:note-body></text:note>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text:soft-page-break/></text:p>
      <text:p text:style-name="P36"><text:span text:style-name="T1">«Королева Лорен» жалобно потрескивала, опираясь </text:span><text:span text:style-name="T67">задней осью </text:span><text:span text:style-name="T1">на табуретку. Я прилаживал ей новое колесо взамен <text:s/>утраченного. </text:span><text:span text:style-name="T67">Ещ</text:span><text:span text:style-name="T1">ё</text:span><text:span text:style-name="T67"> </text:span><text:span text:style-name="T1">немного, и будет как новенькая! В дворцовом гараже среди кучи хлама таки нашлось лопнувшее колесо, которое </text:span><text:span text:style-name="T67">мне удалось</text:span><text:span text:style-name="T1"> отремонтировать — о</text:span><text:span text:style-name="T67">бучение у</text:span><text:span text:style-name="T1"> Норфа не </text:span><text:span text:style-name="T6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7">на </text:span><text:span text:style-name="T1">корпус</text:span><text:span text:style-name="T6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7">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text:soft-page-break/></text:p>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7">о всём мире остались только м</text:span>ы<text:span text:style-name="T6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text:soft-page-break/>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text:soft-page-break/>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7">–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text:soft-page-break/>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0">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text:soft-page-break/>–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7">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text:soft-page-break/>–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text:soft-page-break/>–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7">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7">А ч</text:span>то случилось с кракеном?</text:p>
      <text:p text:style-name="P53">– Он провалился в <text:span text:style-name="T67">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text:soft-page-break/>–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6">—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text:soft-page-break/>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6">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6" text:outline-level="3">Воскресенье</text:h>
      <text:p text:style-name="P48"/>
      <text:p text:style-name="P1">Невесомость, удар, чувство веса. Я открываю глаза.</text:p>
      <text:p text:style-name="P1">Крыша <text:span text:style-name="T33">высотки</text:span><text:span text:style-name="T32"> </text:span>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6">-</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пере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7">Невозможно поверить, но два месяца</text:span><text:span text:style-name="T25"> </text:span><text:span text:style-name="T5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text:soft-page-break/>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text:soft-page-break/>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7">кликнул по ним правой кнопкой </text:span><text:span text:style-name="T1">мыши</text:span><text:span text:style-name="T67"> и </text:span><text:span text:style-name="T1">выбрал</text:span><text:span text:style-name="T67">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text:soft-page-break/>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text:soft-page-break/>–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2">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6">– Пожалуйста, </text:span>Анон<text:span text:style-name="T16">…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6">–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2">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oft-page-break/><text:span text:style-name="T16">–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32">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soft-page-break/>…</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text:soft-page-break/>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6">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text:soft-page-break/>–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text:soft-page-break/>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6">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text:soft-page-break/>– О, Анон? Ты очень вовремя! <text:span text:style-name="T16">Знаешь, я передумала: мы можем встретиться у тебя вечером, если ты не против. Только ни слова о</text:span>б<text:span text:style-name="T16"> М</text:span>ЛП<text:span text:style-name="T16">,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text:soft-page-break/>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text:soft-page-break/>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9">— после встречи на лестнице со смайлолицым у меня развилась мания преследования.</text:span></text:p>
      <text:p text:style-name="P103"><text:span text:style-name="T16">– Анон…</text:span><text:span text:style-name="T1"> Тут окно разбито… И верёвка висит. – пискнула Флаттершай из кухни.</text:span></text:p>
      <text:p text:style-name="P101"><text:span text:style-name="T16">–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6">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text:soft-page-break/>–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6">Я устало улыбнулся аликорнице </text:span>и осторожно закрыл ноутбук, переводя его в спящий режим<text:span text:style-name="T16">. Пусть о</text:span>битает в собственной фантазии<text:span text:style-name="T16"> </text:span>— нет смысла препираться с ней сейчас. Счастье уже в том, что она уцелела хотя бы в таком виде.</text:p>
      <text:p text:style-name="P102"><text:span text:style-name="T16">– </text:span>Да-да, забери её отсюда поскорее! <text:span text:style-name="T16">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6">– </text:span>А я так хотел продемонстрировать ей класс езды на моноцикле!<text:span text:style-name="T16"> – пожаловался д</text:span>раконикус, ткнув пальцем в лежащий рядом гироскутер<text:span text:style-name="T16">. – Но разве Сахарная Ватка ценит настоящее искусство?</text:span></text:p>
      <text:p text:style-name="P112"/>
      <text:h text:style-name="P163" text:outline-level="2">2<text:span text:style-name="T1">9</text:span>. Отбытие</text:h>
      <text:p text:style-name="P116"/>
      <text:p text:style-name="P102"><text:span text:style-name="T16">–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6">–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6">– А что? – невинно захлопал глазами драконикус. – Я, между прочим, </text:span>намного раньше тебя <text:span text:style-name="T16">понял, где </text:span>искать<text:span text:style-name="T16"> Солнцезад</text:span>ую<text:span text:style-name="T16">. Ещё у тебя на работе. Признаюсь честно, я был худшего мнения о тебе, Проводник. Не думал, что ты догадаешься. Но ты всё-таки нашёл </text:span>Сахарную <text:span text:style-name="T16">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text:soft-page-break/>–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6">– Слушай меня внимательно, </text:span>засранец — <text:span text:style-name="T16">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6">– Нет! Дискорд </text:span>— не убийца!!!</text:p>
      <text:p text:style-name="P123">С необычной для неё силой Флаттершай вытащила кляп изо рта драконикуса.</text:p>
      <text:p text:style-name="P123"><text:span text:style-name="T16">– </text:span>ДА ТЫ СОВСЕМ БАНАНУЛСЯ, ПРОВОДНИЧЁК!!! ВЫ ВСЕ <text:span text:style-name="T16">ИДИОТЫ </text:span>(все, кроме Флаттершай)<text:span text:style-name="T16">!!! – заорал Дискорд моментально. – <text:s/>Е</text:span>сли я убийца, то ты — жрёшь пони на завтрак, обед <text:soft-page-break/>и полдник! Дебилы!! Т<text:span text:style-name="T16">рон Эквестрии </text:span>мне <text:span text:style-name="T16">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6">– Р</text:span>ассказывай.</text:p>
      <text:p text:style-name="P123">Дискорд немного успокоился.</text:p>
      <text:p text:style-name="P123"><text:s/><text:span text:style-name="T16">– </text:span>Вообще-то, от тебя следовало бы избавиться, Проводник. Не знаю, что ты там разведал в Великом<text:span text:style-name="T32"> Откровении</text:span>, но чувствую, что твоё знание может погубить Эквестрию. Но к<text:span text:style-name="T16">ак, интересно, я получу без </text:span>тебя<text:span text:style-name="T16"> приз из… копыт Луны?!! </text:span>Хмурая <text:span text:style-name="T16">Метёлка отправила меня проследить, чтоб ты вернулся обратно. </text:span>Так что е<text:span text:style-name="T16">сли бы вы сюда не заявились, через пять минут я отправился бы за вами сам!</text:span></text:p>
      <text:p text:style-name="P123"><text:span text:style-name="T16">–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6">–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32">словно кот с мышью</text:span>?</text:p>
      <text:p text:style-name="P123"><text:span text:style-name="T16">– </text:span>Анон! <text:span text:style-name="T16">– </text:span>крикнула Эпплджек из прихожей. <text:span text:style-name="T16">–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32">двадцативосьмиэтажной</text:span><text:span text:style-name="T28">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7">А если не </text:span>выдержит<text:span text:style-name="T67">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32">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text:soft-page-break/>–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6">– Д</text:span>искорд Эйрлайнс приветствует на борту! Температура воздуха пять градусов! Высота<text:span text:style-name="T32"> сто пять</text:span><text:span text:style-name="T28">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6">–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6">–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text:soft-page-break/>–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2">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text:soft-page-break/></text:p>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6">–</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6">– Т</text:span>ы что за хрен вообще? <text:span text:style-name="T16">– наконец сподобился я на членораздельную речь.</text:span></text:p>
      <text:p text:style-name="P48">Зверь смутился.</text:p>
      <text:p text:style-name="P48"><text:span text:style-name="T16">–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6">С кончика малого рога Анакорна сорвалась молния и под ним материализовался </text:span>зелёный <text:span text:style-name="T16">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6">– Итак, рассказывай, каким ветром тебя сюда занесло. – д</text:span>емиург<text:span text:style-name="T16"> почесал нос. – У меня такое чувство, </text:span>будто<text:span text:style-name="T16">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6">–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6">– Если я расскажу тебе н</text:span>астоящую<text:span text:style-name="T16"> причину </text:span>— ты исчезнешь! <text:span text:style-name="T16">– угрюмо заявил я.</text:span></text:p>
      <text:p text:style-name="P36">Морда Анакорна осветилась радостным озарением.</text:p>
      <text:p text:style-name="P36"/>
      <text:p text:style-name="P51"><text:span text:style-name="T16">– </text:span><text:span text:style-name="T78">Я ПОНЯЛ, КТО ТЫ!!! КАК </text:span><text:span text:style-name="T79">ЖЕ </text:span><text:span text:style-name="T78">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6">–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6">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6">– Ну… Я не идиот… я видел, что происходит за Чёрным </text:span>э<text:span text:style-name="T16">краном…</text:span></text:p>
      <text:p text:style-name="P51">Я глубоко вздохнул, как перед прыжком в воду.</text:p>
      <text:p text:style-name="P51"/>
      <text:p text:style-name="P51"><text:span text:style-name="T16">– </text:span><text:span text:style-name="T27">Нет никакого мира-вампира. Мир людей не виноват. </text:span><text:span text:style-name="T19">Эквестрия загибается потому, что она </text:span><text:span text:style-name="T27">—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6">Анакорн </text:span>встал с пуфика<text:span text:style-name="T16"> </text:span>и стал прохаживаться рядом со столом<text:span text:style-name="T16">. </text:span>Перед ним в качестве импровизированной указки плыл в пространстве карандаш.<text:span text:style-name="T16"> На стол</text:span>е раскинулась<text:span text:style-name="T16"> </text:span>голографическая <text:soft-page-break/>карта Эквуса<text:span text:style-name="T16">. Игрушечные горные пики утопали в крохотных облаках, белые шапки ледников икрились </text:span>на<text:span text:style-name="T16"> полюсах, спокойная гладь </text:span>омывающих <text:span text:style-name="T16">океан</text:span>ов<text:span text:style-name="T16"> переливалась всеми оттенками синего.</text:span></text:p>
      <text:p text:style-name="P38"/>
      <text:p text:style-name="P3"><text:span text:style-name="T48">–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8">– </text:span><text:span text:style-name="T3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8">– К сожалению, не </text:span><text:span text:style-name="T53">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8">творчество таких раздолбаев, как ты и твой дружок Юджин — чтоб ему икнулось, где бы он ни был.</text:span><text:span text:style-name="T48"><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8">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6">.</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8">–</text:span><text:span text:style-name="T32"> На самом деле помочь мне достаточно легко. Видишь ли, залатать дыры конструкции Эквуса можно «наложив» на них правдоподобное </text:span><text:span text:style-name="T48">— иначе говоря, жизнеспособное —</text:span><text:span text:style-name="T32"> объяснение и направив на это объяснение подпитывающую энергию адептов. В мире людей даже есть шуточная награда, учреждённая </text:span><text:span text:style-name="T42">Marvel Comics </text:span><text:span text:style-name="T32">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2">Marvel</text:span><text:span text:style-name="T32">.</text:span></text:p>
      <text:p text:style-name="P107"><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8">—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8">–</text:span><text:span text:style-name="T32"> А кьютимарки? Как, разрази меня квазар, объяснить кьютимарки? </text:span><text:span text:style-name="T48">–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7"> точнее, дерево схожих миров Эквуса </text:span><text:span text:style-name="T62">—</text:span><text:span text:style-name="T57"> создали брони. Разумеется, стержнем им послужил именно сериал, но каждый фанфик </text:span><text:span text:style-name="T62">—</text:span><text:span text:style-name="T5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7">– Наконец-то я вижу свет в конце тоннеля! Как это не пришло мне в голову! Ты всё отлично увязал! Всё сходится! Более того </text:span><text:span text:style-name="T62">—</text:span><text:span text:style-name="T57"> Анакорн заговорщически подмигнул мне </text:span><text:span text:style-name="T62">—</text:span><text:span text:style-name="T5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м Континууме Эквуса</text:span><text:span text:style-name="T57">!</text:span></text:p>
      <text:p text:style-name="P108"/>
      <text:p text:style-name="P108">Я подозрительно посмотрел на Анакорна.</text:p>
      <text:p text:style-name="P108"/>
      <text:p text:style-name="P107"><text:span text:style-name="T23">– </text:span><text:span text:style-name="T57">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23">– </text:span><text:span text:style-name="T5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6">–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6">– </text:span>Пиши, как есть. <text:span text:style-name="T16">– </text:span>развёл копытами Анакорн. <text:span text:style-name="T16">– </text:span>Авось сгодится. Я писать точно не буду <text:span text:style-name="T62">—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6">–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6">–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Каково это <text:span text:style-name="T30">— </text:span><text:span text:style-name="T64">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8">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text:soft-page-break/>–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2">Хочу, чтобы ты </text:span><text:span text:style-name="T33">делал мне почесушки</text:span><text:span text:style-name="T32">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6">– Вот д</text:span>искорд!.. Почему всё так паршиво?.. Я даже не могу уткнуться носом тебе в грудь. Я прохожу сквозь тебя, <text:span text:style-name="T16">–</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6">–</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text:soft-page-break/>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6">два</text:span><text:span text:style-name="T1">, чтоб потом спать до одиннадцати и ни хрена не выспаться при этом?</text:span> На работу опять к часу<text:span text:style-name="T16">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10T19:33:59.654973761</dc:date>
    <meta:editing-duration>P159DT15H34M11S</meta:editing-duration>
    <meta:editing-cycles>10211</meta:editing-cycles>
    <meta:generator>LibreOffice/5.1.6.2$Linux_X86_64 LibreOffice_project/10m0$Build-2</meta:generator>
    <meta:printed-by>макс </meta:printed-by>
    <meta:print-date>2017-08-23T21:51:29.95</meta:print-date>
    <meta:document-statistic meta:table-count="0" meta:image-count="0" meta:object-count="0" meta:page-count="268" meta:paragraph-count="4968" meta:word-count="104004" meta:character-count="689411" meta:non-whitespace-character-count="585760"/>
  </office:meta>
</office:document-meta>
</file>